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2f2f2" draw:opacity="50%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e6e6e6" draw:opacity="50%"/>
    </style:style>
    <style:style style:name="gr5" style:family="graphic" style:parent-style-name="standard">
      <style:graphic-properties draw:stroke="solid" svg:stroke-width="0.035cm" svg:stroke-color="#e6e6e6" svg:stroke-opacity="50%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ececec" draw:opacity="50%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round" svg:stroke-linecap="butt" draw:fill="solid" draw:fill-color="#103c5a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000000" draw:stroke-linejoin="round" svg:stroke-linecap="butt" draw:fill="solid" draw:fill-color="#1f77b4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000000" draw:stroke-linejoin="round" svg:stroke-linecap="butt" draw:fill="solid" draw:fill-color="#134a71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000000" draw:stroke-linejoin="round" svg:stroke-linecap="butt" draw:fill="solid" draw:fill-color="#804007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000000" draw:stroke-linejoin="round" svg:stroke-linecap="butt" draw:fill="solid" draw:fill-color="#ff7f0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000000" draw:stroke-linejoin="round" svg:stroke-linecap="butt" draw:fill="solid" draw:fill-color="#9f4f09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000000" draw:stroke-linejoin="round" svg:stroke-linecap="butt" draw:fill="solid" draw:fill-color="#165016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000000" draw:stroke-linejoin="round" svg:stroke-linecap="butt" draw:fill="solid" draw:fill-color="#2ca02c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000000" draw:stroke-linejoin="round" svg:stroke-linecap="butt" draw:fill="solid" draw:fill-color="#1c641c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solid" draw:fill-color="#103c5a"/>
    </style:style>
    <style:style style:name="gr21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solid" draw:fill-color="#ff7f0e"/>
    </style:style>
    <style:style style:name="gr23" style:family="graphic" style:parent-style-name="standard">
      <style:graphic-properties draw:stroke="none" draw:fill="solid" draw:fill-color="#9f4f09"/>
    </style:style>
    <style:style style:name="P1" style:family="paragraph">
      <loext:graphic-properties draw:fill="solid" draw:fill-color="#ffffff"/>
      <style:text-properties style:font-name="Arial" fo:font-size="20pt"/>
    </style:style>
    <style:style style:name="P2" style:family="paragraph">
      <loext:graphic-properties draw:fill="solid" draw:fill-color="#f2f2f2" draw:opacity="50%"/>
      <style:text-properties style:font-name="Arial" fo:font-size="20pt"/>
    </style:style>
    <style:style style:name="P3" style:family="paragraph">
      <loext:graphic-properties draw:fill="none"/>
      <style:text-properties style:font-name="Arial" fo:font-size="20pt"/>
    </style:style>
    <style:style style:name="P4" style:family="paragraph">
      <loext:graphic-properties draw:fill="solid" draw:fill-color="#e6e6e6" draw:opacity="50%"/>
      <style:text-properties style:font-name="Arial" fo:font-size="20pt"/>
    </style:style>
    <style:style style:name="P5" style:family="paragraph">
      <loext:graphic-properties draw:fill="solid" draw:fill-color="#ececec" draw:opacity="50%"/>
      <style:text-properties style:font-name="Arial" fo:font-size="20pt"/>
    </style:style>
    <style:style style:name="P6" style:family="paragraph">
      <style:paragraph-properties fo:text-align="start" style:writing-mode="lr-tb"/>
      <style:text-properties style:font-name="Arial" fo:font-size="20pt"/>
    </style:style>
    <style:style style:name="P7" style:family="paragraph">
      <loext:graphic-properties draw:fill="none"/>
      <style:paragraph-properties fo:text-align="start" style:writing-mode="lr-tb"/>
      <style:text-properties style:font-name="Arial" fo:font-size="20pt" style:font-size-asian="20pt" style:font-size-complex="20pt"/>
    </style:style>
    <style:style style:name="P8" style:family="paragraph">
      <loext:graphic-properties draw:fill="solid" draw:fill-color="#103c5a"/>
      <style:text-properties style:font-name="Arial" fo:font-size="20pt"/>
    </style:style>
    <style:style style:name="P9" style:family="paragraph">
      <loext:graphic-properties draw:fill="solid" draw:fill-color="#1f77b4"/>
      <style:text-properties style:font-name="Arial" fo:font-size="20pt"/>
    </style:style>
    <style:style style:name="P10" style:family="paragraph">
      <loext:graphic-properties draw:fill="solid" draw:fill-color="#134a71"/>
      <style:text-properties style:font-name="Arial" fo:font-size="20pt"/>
    </style:style>
    <style:style style:name="P11" style:family="paragraph">
      <loext:graphic-properties draw:fill="solid" draw:fill-color="#804007"/>
      <style:text-properties style:font-name="Arial" fo:font-size="20pt"/>
    </style:style>
    <style:style style:name="P12" style:family="paragraph">
      <loext:graphic-properties draw:fill="solid" draw:fill-color="#ff7f0e"/>
      <style:text-properties style:font-name="Arial" fo:font-size="20pt"/>
    </style:style>
    <style:style style:name="P13" style:family="paragraph">
      <loext:graphic-properties draw:fill="solid" draw:fill-color="#9f4f09"/>
      <style:text-properties style:font-name="Arial" fo:font-size="20pt"/>
    </style:style>
    <style:style style:name="P14" style:family="paragraph">
      <loext:graphic-properties draw:fill="solid" draw:fill-color="#165016"/>
      <style:text-properties style:font-name="Arial" fo:font-size="20pt"/>
    </style:style>
    <style:style style:name="P15" style:family="paragraph">
      <loext:graphic-properties draw:fill="solid" draw:fill-color="#2ca02c"/>
      <style:text-properties style:font-name="Arial" fo:font-size="20pt"/>
    </style:style>
    <style:style style:name="P16" style:family="paragraph">
      <loext:graphic-properties draw:fill="solid" draw:fill-color="#1c641c"/>
      <style:text-properties style:font-name="Arial" fo:font-size="20pt"/>
    </style:style>
    <style:style style:name="T1" style:family="text">
      <style:text-properties fo:color="#000000" style:font-size-asian="20pt" style:font-name-complex="DejaVuSans" style:font-size-complex="20pt"/>
    </style:style>
    <style:style style:name="T2" style:family="text">
      <style:text-properties fo:color="#000000" style:font-size-asian="20pt" style:font-name-complex="DejaVuSansMon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8.1cm" svg:height="7.62cm" svg:x="-1.032cm" svg:y="-0.212cm" svg:viewBox="0 0 38101 7621" draw:points="0,7621 38101,7621 38101,0 0,0">
          <text:p/>
        </draw:polygon>
        <draw:polygon draw:style-name="gr1" draw:text-style-name="P1" draw:layer="layout" svg:width="6.985cm" svg:height="6.671cm" svg:x="-0.562cm" svg:y="0.267cm" svg:viewBox="0 0 6986 6672" draw:points="0,6672 6986,6672 6986,0 0,0">
          <text:p/>
        </draw:polygon>
        <draw:polygon draw:style-name="gr2" draw:text-style-name="P2" draw:layer="layout" svg:width="2.144cm" svg:height="4.761cm" svg:x="0.219cm" svg:y="0.703cm" svg:viewBox="0 0 2145 4762" draw:points="144,4762 2145,3126 2111,0 0,1469">
          <text:p/>
        </draw:polygon>
        <draw:polyline draw:style-name="gr3" draw:text-style-name="P3" draw:layer="layout" svg:width="2.144cm" svg:height="4.761cm" svg:x="0.219cm" svg:y="0.703cm" svg:viewBox="0 0 2145 4762" draw:points="144,4762 2145,3126 2111,0 0,1469">
          <text:p/>
        </draw:polyline>
        <draw:polygon draw:style-name="gr4" draw:text-style-name="P4" draw:layer="layout" svg:width="3.408cm" svg:height="4.04cm" svg:x="2.329cm" svg:y="0.703cm" svg:viewBox="0 0 3409 4041" draw:points="34,3126 3273,4041 3409,820 0,0">
          <text:p/>
        </draw:polygon>
        <draw:polyline draw:style-name="gr5" draw:text-style-name="P3" draw:layer="layout" svg:width="3.408cm" svg:height="4.04cm" svg:x="2.329cm" svg:y="0.703cm" svg:viewBox="0 0 3409 4041" draw:points="34,3126 3273,4041 3409,820 0,0">
          <text:p/>
        </draw:polyline>
        <draw:polygon draw:style-name="gr6" draw:text-style-name="P5" draw:layer="layout" svg:width="5.238cm" svg:height="2.701cm" svg:x="0.363cm" svg:y="3.828cm" svg:viewBox="0 0 5239 2702" draw:points="0,1637 3409,2702 5239,916 2000,0">
          <text:p/>
        </draw:polygon>
        <draw:polyline draw:style-name="gr7" draw:text-style-name="P3" draw:layer="layout" svg:width="5.238cm" svg:height="2.701cm" svg:x="0.363cm" svg:y="3.828cm" svg:viewBox="0 0 5239 2702" draw:points="0,1637 3409,2702 5239,916 2000,0">
          <text:p/>
        </draw:polyline>
        <draw:line draw:style-name="gr8" draw:text-style-name="P3" draw:layer="layout" svg:x1="0.363cm" svg:y1="5.464cm" svg:x2="3.772cm" svg:y2="6.53cm">
          <text:p/>
        </draw:line>
        <draw:polyline draw:style-name="gr9" draw:text-style-name="P3" draw:layer="layout" svg:width="1.972cm" svg:height="4.803cm" svg:x="0.954cm" svg:y="0.845cm" svg:viewBox="0 0 1973 4804" draw:points="0,4804 1973,3143 1968,0">
          <text:p/>
        </draw:polyline>
        <draw:polyline draw:style-name="gr9" draw:text-style-name="P3" draw:layer="layout" svg:width="1.967cm" svg:height="4.88cm" svg:x="2.028cm" svg:y="1.104cm" svg:viewBox="0 0 1968 4881" draw:points="0,4881 1921,3173 1968,0">
          <text:p/>
        </draw:polyline>
        <draw:polyline draw:style-name="gr9" draw:text-style-name="P3" draw:layer="layout" svg:width="1.967cm" svg:height="4.96cm" svg:x="3.134cm" svg:y="1.37cm" svg:viewBox="0 0 1968 4961" draw:points="0,4961 1865,3203 1968,0">
          <text:p/>
        </draw:polyline>
        <draw:line draw:style-name="gr8" draw:text-style-name="P3" draw:layer="layout" svg:x1="0.972cm" svg:y1="5.634cm" svg:x2="0.92cm" svg:y2="5.678cm">
          <text:p/>
        </draw:line>
        <draw:line draw:style-name="gr8" draw:text-style-name="P3" draw:layer="layout" svg:x1="2.046cm" svg:y1="5.969cm" svg:x2="1.995cm" svg:y2="6.015cm">
          <text:p/>
        </draw:line>
        <draw:frame draw:style-name="gr10" draw:text-style-name="P7" draw:layer="layout" svg:width="0.705cm" svg:height="0.788cm" svg:x="0.842cm" svg:y="5.609cm">
          <draw:text-box>
            <text:p text:style-name="P6"><text:span text:style-name="T1">I</text:span></text:p>
          </draw:text-box>
        </draw:frame>
        <draw:line draw:style-name="gr8" draw:text-style-name="P3" draw:layer="layout" svg:x1="3.151cm" svg:y1="6.315cm" svg:x2="3.102cm" svg:y2="6.361cm">
          <text:p/>
        </draw:line>
        <draw:frame draw:style-name="gr10" draw:text-style-name="P7" draw:layer="layout" svg:width="0.705cm" svg:height="0.788cm" svg:x="1.83cm" svg:y="5.947cm">
          <draw:text-box>
            <text:p text:style-name="P6"><text:span text:style-name="T1">O</text:span></text:p>
          </draw:text-box>
        </draw:frame>
        <draw:line draw:style-name="gr8" draw:text-style-name="P3" draw:layer="layout" svg:x1="5.602cm" svg:y1="4.743cm" svg:x2="3.771cm" svg:y2="6.53cm">
          <text:p/>
        </draw:line>
        <draw:polyline draw:style-name="gr9" draw:text-style-name="P3" draw:layer="layout" svg:width="3.498cm" svg:height="4.296cm" svg:x="0.624cm" svg:y="1.89cm" svg:viewBox="0 0 3499 4297" draw:points="0,0 122,3262 3499,4297">
          <text:p/>
        </draw:polyline>
        <draw:polyline draw:style-name="gr9" draw:text-style-name="P3" draw:layer="layout" svg:width="3.407cm" svg:height="4.192cm" svg:x="1.315cm" svg:y="1.409cm" svg:viewBox="0 0 3408 4193" draw:points="0,0 85,3208 3408,4193">
          <text:p/>
        </draw:polyline>
        <draw:polyline draw:style-name="gr9" draw:text-style-name="P3" draw:layer="layout" svg:width="3.319cm" svg:height="4.093cm" svg:x="1.973cm" svg:y="0.951cm" svg:viewBox="0 0 3320 4094" draw:points="0,0 51,3155 3320,4094">
          <text:p/>
        </draw:polyline>
        <draw:line draw:style-name="gr8" draw:text-style-name="P3" draw:layer="layout" svg:x1="4.094cm" svg:y1="6.178cm" svg:x2="4.179cm" svg:y2="6.205cm">
          <text:p/>
        </draw:line>
        <draw:frame draw:style-name="gr10" draw:text-style-name="P7" draw:layer="layout" svg:width="0.705cm" svg:height="0.788cm" svg:x="2.953cm" svg:y="6.295cm">
          <draw:text-box>
            <text:p text:style-name="P6"><text:span text:style-name="T1">B</text:span></text:p>
          </draw:text-box>
        </draw:frame>
        <draw:line draw:style-name="gr8" draw:text-style-name="P3" draw:layer="layout" svg:x1="4.694cm" svg:y1="5.593cm" svg:x2="4.778cm" svg:y2="5.618cm">
          <text:p/>
        </draw:line>
        <draw:frame draw:style-name="gr10" draw:text-style-name="P7" draw:layer="layout" svg:width="0.705cm" svg:height="0.788cm" svg:x="4.174cm" svg:y="6.127cm">
          <draw:text-box>
            <text:p text:style-name="P6"><text:span text:style-name="T1">I</text:span></text:p>
          </draw:text-box>
        </draw:frame>
        <draw:line draw:style-name="gr8" draw:text-style-name="P3" draw:layer="layout" svg:x1="5.265cm" svg:y1="5.036cm" svg:x2="5.348cm" svg:y2="5.061cm">
          <text:p/>
        </draw:line>
        <draw:frame draw:style-name="gr10" draw:text-style-name="P7" draw:layer="layout" svg:width="0.705cm" svg:height="0.788cm" svg:x="4.684cm" svg:y="5.538cm">
          <draw:text-box>
            <text:p text:style-name="P6"><text:span text:style-name="T1">O</text:span></text:p>
          </draw:text-box>
        </draw:frame>
        <draw:line draw:style-name="gr8" draw:text-style-name="P3" draw:layer="layout" svg:x1="5.601cm" svg:y1="4.744cm" svg:x2="5.738cm" svg:y2="1.523cm">
          <text:p/>
        </draw:line>
        <draw:polyline draw:style-name="gr9" draw:text-style-name="P3" draw:layer="layout" svg:width="5.243cm" svg:height="1.632cm" svg:x="0.361cm" svg:y="3.769cm" svg:viewBox="0 0 5244 1633" draw:points="5244,913 2001,0 0,1633">
          <text:p/>
        </draw:polyline>
        <draw:polyline draw:style-name="gr9" draw:text-style-name="P3" draw:layer="layout" svg:width="5.295cm" svg:height="1.604cm" svg:x="0.334cm" svg:y="3.191cm" svg:viewBox="0 0 5296 1605" draw:points="5296,897 2022,0 0,1605">
          <text:p/>
        </draw:polyline>
        <draw:polyline draw:style-name="gr9" draw:text-style-name="P3" draw:layer="layout" svg:width="5.347cm" svg:height="1.574cm" svg:x="0.307cm" svg:y="2.602cm" svg:viewBox="0 0 5348 1575" draw:points="5348,879 2043,0 0,1575">
          <text:p/>
        </draw:polyline>
        <draw:polyline draw:style-name="gr9" draw:text-style-name="P3" draw:layer="layout" svg:width="5.401cm" svg:height="1.541cm" svg:x="0.279cm" svg:y="2.003cm" svg:viewBox="0 0 5402 1542" draw:points="5402,862 2064,0 0,1542">
          <text:p/>
        </draw:polyline>
        <draw:polyline draw:style-name="gr9" draw:text-style-name="P3" draw:layer="layout" svg:width="5.456cm" svg:height="1.509cm" svg:x="0.251cm" svg:y="1.391cm" svg:viewBox="0 0 5457 1510" draw:points="5457,843 2086,0 0,1510">
          <text:p/>
        </draw:polyline>
        <draw:polyline draw:style-name="gr9" draw:text-style-name="P3" draw:layer="layout" svg:width="5.512cm" svg:height="1.474cm" svg:x="0.222cm" svg:y="0.768cm" svg:viewBox="0 0 5513 1475" draw:points="5513,823 2108,0 0,1475">
          <text:p/>
        </draw:polyline>
        <draw:line draw:style-name="gr8" draw:text-style-name="P3" draw:layer="layout" svg:x1="5.577cm" svg:y1="4.674cm" svg:x2="5.659cm" svg:y2="4.699cm">
          <text:p/>
        </draw:line>
        <draw:frame draw:style-name="gr10" draw:text-style-name="P7" draw:layer="layout" svg:width="0.705cm" svg:height="0.788cm" svg:x="5.27cm" svg:y="4.779cm">
          <draw:text-box>
            <text:p text:style-name="P6"><text:span text:style-name="T1">B</text:span></text:p>
          </draw:text-box>
        </draw:frame>
        <draw:line draw:style-name="gr8" draw:text-style-name="P3" draw:layer="layout" svg:x1="5.601cm" svg:y1="4.08cm" svg:x2="5.684cm" svg:y2="4.103cm">
          <text:p/>
        </draw:line>
        <draw:line draw:style-name="gr8" draw:text-style-name="P3" draw:layer="layout" svg:x1="5.627cm" svg:y1="3.474cm" svg:x2="5.71cm" svg:y2="3.497cm">
          <text:p/>
        </draw:line>
        <draw:line draw:style-name="gr8" draw:text-style-name="P3" draw:layer="layout" svg:x1="5.652cm" svg:y1="2.856cm" svg:x2="5.737cm" svg:y2="2.879cm">
          <text:p/>
        </draw:line>
        <draw:line draw:style-name="gr8" draw:text-style-name="P3" draw:layer="layout" svg:x1="5.678cm" svg:y1="2.226cm" svg:x2="5.764cm" svg:y2="2.249cm">
          <text:p/>
        </draw:line>
        <draw:line draw:style-name="gr8" draw:text-style-name="P3" draw:layer="layout" svg:x1="5.705cm" svg:y1="1.584cm" svg:x2="5.792cm" svg:y2="1.605cm">
          <text:p/>
        </draw:line>
        <draw:frame draw:style-name="gr10" draw:text-style-name="P7" draw:layer="layout" svg:width="0.984cm" svg:height="0.788cm" svg:x="5.625cm" svg:y="4.454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1cm" svg:height="0.33cm" svg:x="2.266cm" svg:y="3.814cm" svg:viewBox="0 0 811 331" draw:points="1,100 811,331 811,229 0,0">
          <text:p/>
        </draw:polygon>
        <draw:polygon draw:style-name="gr12" draw:text-style-name="P9" draw:layer="layout" svg:width="0.491cm" svg:height="0.501cm" svg:x="1.776cm" svg:y="3.814cm" svg:viewBox="0 0 492 502" draw:points="2,502 492,100 491,0 0,400">
          <text:p/>
        </draw:polygon>
        <draw:polygon draw:style-name="gr13" draw:text-style-name="P10" draw:layer="layout" svg:width="1.298cm" svg:height="0.639cm" svg:x="1.778cm" svg:y="3.914cm" svg:viewBox="0 0 1299 640" draw:points="0,402 819,640 1299,230 490,0">
          <text:p/>
        </draw:polygon>
        <draw:polygon draw:style-name="gr13" draw:text-style-name="P10" draw:layer="layout" svg:width="1.3cm" svg:height="0.637cm" svg:x="1.776cm" svg:y="3.814cm" svg:viewBox="0 0 1301 638" draw:points="0,401 821,638 1301,229 491,0">
          <text:p/>
        </draw:polygon>
        <draw:polygon draw:style-name="gr12" draw:text-style-name="P9" draw:layer="layout" svg:width="0.48cm" svg:height="0.51cm" svg:x="2.596cm" svg:y="4.043cm" svg:viewBox="0 0 481 511" draw:points="0,511 481,101 481,0 0,409">
          <text:p/>
        </draw:polygon>
        <draw:polygon draw:style-name="gr11" draw:text-style-name="P8" draw:layer="layout" svg:width="0.82cm" svg:height="0.339cm" svg:x="1.776cm" svg:y="4.214cm" svg:viewBox="0 0 821 340" draw:points="2,102 821,340 821,238 0,0">
          <text:p/>
        </draw:polygon>
        <draw:polygon draw:style-name="gr11" draw:text-style-name="P8" draw:layer="layout" svg:width="0.824cm" svg:height="0.342cm" svg:x="1.65cm" svg:y="4.316cm" svg:viewBox="0 0 825 343" draw:points="3,102 825,343 824,240 0,0">
          <text:p/>
        </draw:polygon>
        <draw:polygon draw:style-name="gr12" draw:text-style-name="P9" draw:layer="layout" svg:width="0.517cm" svg:height="0.522cm" svg:x="1.136cm" svg:y="4.316cm" svg:viewBox="0 0 518 523" draw:points="3,523 518,102 515,0 0,420">
          <text:p/>
        </draw:polygon>
        <draw:polygon draw:style-name="gr13" draw:text-style-name="P10" draw:layer="layout" svg:width="1.335cm" svg:height="0.67cm" svg:x="1.139cm" svg:y="4.418cm" svg:viewBox="0 0 1336 671" draw:points="0,420 832,671 1336,240 514,0">
          <text:p/>
        </draw:polygon>
        <draw:polygon draw:style-name="gr13" draw:text-style-name="P10" draw:layer="layout" svg:width="1.337cm" svg:height="0.668cm" svg:x="1.136cm" svg:y="4.316cm" svg:viewBox="0 0 1338 669" draw:points="0,420 833,669 1338,241 514,0">
          <text:p/>
        </draw:polygon>
        <draw:polygon draw:style-name="gr12" draw:text-style-name="P9" draw:layer="layout" svg:width="0.505cm" svg:height="0.532cm" svg:x="1.969cm" svg:y="4.556cm" svg:viewBox="0 0 506 533" draw:points="2,533 506,102 505,0 0,428">
          <text:p/>
        </draw:polygon>
        <draw:polygon draw:style-name="gr11" draw:text-style-name="P8" draw:layer="layout" svg:width="0.835cm" svg:height="0.353cm" svg:x="1.136cm" svg:y="4.735cm" svg:viewBox="0 0 836 354" draw:points="3,104 836,354 834,250 0,0">
          <text:p/>
        </draw:polygon>
        <draw:polygon draw:style-name="gr13" draw:text-style-name="P10" draw:layer="layout" svg:width="1.373cm" svg:height="0.704cm" svg:x="0.469cm" svg:y="4.945cm" svg:viewBox="0 0 1374 705" draw:points="0,442 845,705 1374,253 540,0">
          <text:p/>
        </draw:polygon>
        <draw:polygon draw:style-name="gr11" draw:text-style-name="P8" draw:layer="layout" svg:width="0.93cm" svg:height="3.142cm" svg:x="0.912cm" svg:y="2.056cm" svg:viewBox="0 0 931 3143" draw:points="96,2890 931,3143 874,231 0,0">
          <text:p/>
        </draw:polygon>
        <draw:polygon draw:style-name="gr12" draw:text-style-name="P9" draw:layer="layout" svg:width="0.663cm" svg:height="3.33cm" svg:x="0.345cm" svg:y="2.056cm" svg:viewBox="0 0 664 3331" draw:points="124,3331 664,2889 567,0 0,403">
          <text:p/>
        </draw:polygon>
        <draw:polygon draw:style-name="gr12" draw:text-style-name="P9" draw:layer="layout" svg:width="0.612cm" svg:height="3.362cm" svg:x="1.23cm" svg:y="2.287cm" svg:viewBox="0 0 613 3363" draw:points="83,3363 613,2912 556,0 0,412">
          <text:p/>
        </draw:polygon>
        <draw:polygon draw:style-name="gr11" draw:text-style-name="P8" draw:layer="layout" svg:width="0.968cm" svg:height="3.19cm" svg:x="0.345cm" svg:y="2.459cm" svg:viewBox="0 0 969 3191" draw:points="124,2928 969,3191 886,240 0,0">
          <text:p/>
        </draw:polygon>
        <draw:polygon draw:style-name="gr13" draw:text-style-name="P10" draw:layer="layout" svg:width="1.44cm" svg:height="0.643cm" svg:x="0.345cm" svg:y="2.056cm" svg:viewBox="0 0 1441 644" draw:points="0,404 886,644 1441,232 568,0">
          <text:p/>
        </draw:polygon>
        <draw:polygon draw:style-name="gr14" draw:text-style-name="P11" draw:layer="layout" svg:width="0.84cm" svg:height="0.77cm" svg:x="3.281cm" svg:y="3.668cm" svg:viewBox="0 0 841 771" draw:points="0,534 832,771 841,232 2,0">
          <text:p/>
        </draw:polygon>
        <draw:polygon draw:style-name="gr15" draw:text-style-name="P12" draw:layer="layout" svg:width="0.481cm" svg:height="0.946cm" svg:x="2.802cm" svg:y="3.668cm" svg:viewBox="0 0 482 947" draw:points="2,947 480,534 482,0 0,405">
          <text:p/>
        </draw:polygon>
        <draw:polygon draw:style-name="gr16" draw:text-style-name="P13" draw:layer="layout" svg:width="1.308cm" svg:height="0.657cm" svg:x="2.804cm" svg:y="4.202cm" svg:viewBox="0 0 1309 658" draw:points="0,413 842,658 1309,237 478,0">
          <text:p/>
        </draw:polygon>
        <draw:polygon draw:style-name="gr16" draw:text-style-name="P13" draw:layer="layout" svg:width="1.319cm" svg:height="0.646cm" svg:x="2.802cm" svg:y="3.668cm" svg:viewBox="0 0 1320 647" draw:points="0,405 850,647 1320,232 481,0">
          <text:p/>
        </draw:polygon>
        <draw:polygon draw:style-name="gr15" draw:text-style-name="P12" draw:layer="layout" svg:width="0.476cm" svg:height="0.959cm" svg:x="3.645cm" svg:y="3.9cm" svg:viewBox="0 0 477 960" draw:points="0,960 468,539 477,0 6,414">
          <text:p/>
        </draw:polygon>
        <draw:polygon draw:style-name="gr14" draw:text-style-name="P11" draw:layer="layout" svg:width="0.849cm" svg:height="0.786cm" svg:x="2.802cm" svg:y="4.073cm" svg:viewBox="0 0 850 787" draw:points="2,542 844,787 850,241 0,0">
          <text:p/>
        </draw:polygon>
        <draw:polygon draw:style-name="gr16" draw:text-style-name="P13" draw:layer="layout" svg:width="1.345cm" svg:height="0.69cm" svg:x="2.181cm" svg:y="4.719cm" svg:viewBox="0 0 1346 691" draw:points="0,432 856,691 1346,248 501,0">
          <text:p/>
        </draw:polygon>
        <draw:polygon draw:style-name="gr14" draw:text-style-name="P11" draw:layer="layout" svg:width="0.871cm" svg:height="2.176cm" svg:x="2.671cm" svg:y="2.791cm" svg:viewBox="0 0 872 2177" draw:points="11,1929 856,2177 872,233 0,0">
          <text:p/>
        </draw:polygon>
        <draw:polygon draw:style-name="gr15" draw:text-style-name="P12" draw:layer="layout" svg:width="0.528cm" svg:height="2.36cm" svg:x="2.154cm" svg:y="2.791cm" svg:viewBox="0 0 529 2361" draw:points="27,2361 529,1929 518,0 0,407">
          <text:p/>
        </draw:polygon>
        <draw:polygon draw:style-name="gr14" draw:text-style-name="P11" draw:layer="layout" svg:width="0.867cm" svg:height="0.811cm" svg:x="2.044cm" svg:y="4.711cm" svg:viewBox="0 0 868 812" draw:points="9,551 868,812 867,255 0,0">
          <text:p/>
        </draw:polygon>
        <draw:polygon draw:style-name="gr15" draw:text-style-name="P12" draw:layer="layout" svg:width="0.505cm" svg:height="2.385cm" svg:x="3.037cm" svg:y="3.024cm" svg:viewBox="0 0 506 2386" draw:points="0,2386 490,1944 506,0 0,416">
          <text:p/>
        </draw:polygon>
        <draw:polygon draw:style-name="gr15" draw:text-style-name="P12" draw:layer="layout" svg:width="0.539cm" svg:height="1.005cm" svg:x="1.514cm" svg:y="4.711cm" svg:viewBox="0 0 540 1006" draw:points="14,1006 540,551 531,0 0,446">
          <text:p/>
        </draw:polygon>
        <draw:polygon draw:style-name="gr16" draw:text-style-name="P13" draw:layer="layout" svg:width="1.383cm" svg:height="0.724cm" svg:x="1.528cm" svg:y="5.262cm" svg:viewBox="0 0 1384 725" draw:points="0,455 870,725 1384,261 525,0">
          <text:p/>
        </draw:polygon>
        <draw:polygon draw:style-name="gr14" draw:text-style-name="P11" draw:layer="layout" svg:width="0.883cm" svg:height="2.211cm" svg:x="2.154cm" svg:y="3.198cm" svg:viewBox="0 0 884 2212" draw:points="27,1954 884,2212 884,243 0,0">
          <text:p/>
        </draw:polygon>
        <draw:polygon draw:style-name="gr16" draw:text-style-name="P13" draw:layer="layout" svg:width="1.388cm" svg:height="0.649cm" svg:x="2.154cm" svg:y="2.791cm" svg:viewBox="0 0 1389 650" draw:points="0,408 883,650 1389,234 517,0">
          <text:p/>
        </draw:polygon>
        <draw:polygon draw:style-name="gr16" draw:text-style-name="P13" draw:layer="layout" svg:width="1.396cm" svg:height="0.713cm" svg:x="1.514cm" svg:y="4.711cm" svg:viewBox="0 0 1397 714" draw:points="0,446 878,714 1397,255 530,0">
          <text:p/>
        </draw:polygon>
        <draw:polygon draw:style-name="gr15" draw:text-style-name="P12" draw:layer="layout" svg:width="0.52cm" svg:height="1.02cm" svg:x="2.391cm" svg:y="4.966cm" svg:viewBox="0 0 521 1021" draw:points="6,1021 521,556 520,0 0,458">
          <text:p/>
        </draw:polygon>
        <draw:polygon draw:style-name="gr14" draw:text-style-name="P11" draw:layer="layout" svg:width="0.883cm" svg:height="0.829cm" svg:x="1.514cm" svg:y="5.157cm" svg:viewBox="0 0 884 830" draw:points="14,560 884,830 878,268 0,0">
          <text:p/>
        </draw:polygon>
        <draw:polygon draw:style-name="gr17" draw:text-style-name="P14" draw:layer="layout" svg:width="0.859cm" svg:height="0.37cm" svg:x="4.322cm" svg:y="4.37cm" svg:viewBox="0 0 860 371" draw:points="0,128 855,371 860,241 3,0">
          <text:p/>
        </draw:polygon>
        <draw:polygon draw:style-name="gr18" draw:text-style-name="P15" draw:layer="layout" svg:width="0.466cm" svg:height="0.551cm" svg:x="3.859cm" svg:y="4.37cm" svg:viewBox="0 0 467 552" draw:points="0,552 464,128 467,0 2,422">
          <text:p/>
        </draw:polygon>
        <draw:polygon draw:style-name="gr19" draw:text-style-name="P16" draw:layer="layout" svg:width="1.317cm" svg:height="0.675cm" svg:x="3.859cm" svg:y="4.498cm" svg:viewBox="0 0 1318 676" draw:points="0,423 866,676 1318,242 463,0">
          <text:p/>
        </draw:polygon>
        <draw:polygon draw:style-name="gr19" draw:text-style-name="P16" draw:layer="layout" svg:width="1.32cm" svg:height="0.673cm" svg:x="3.861cm" svg:y="4.37cm" svg:viewBox="0 0 1321 674" draw:points="0,421 868,674 1321,241 464,0">
          <text:p/>
        </draw:polygon>
        <draw:polygon draw:style-name="gr18" draw:text-style-name="P15" draw:layer="layout" svg:width="0.457cm" svg:height="0.562cm" svg:x="4.724cm" svg:y="4.611cm" svg:viewBox="0 0 458 563" draw:points="0,563 453,129 458,0 4,433">
          <text:p/>
        </draw:polygon>
        <draw:polygon draw:style-name="gr17" draw:text-style-name="P14" draw:layer="layout" svg:width="0.869cm" svg:height="0.382cm" svg:x="3.859cm" svg:y="4.791cm" svg:viewBox="0 0 870 383" draw:points="0,130 866,383 870,252 2,0">
          <text:p/>
        </draw:polygon>
        <draw:polygon draw:style-name="gr19" draw:text-style-name="P16" draw:layer="layout" svg:width="1.354cm" svg:height="0.709cm" svg:x="3.254cm" svg:y="5.029cm" svg:viewBox="0 0 1355 710" draw:points="0,446 881,710 1355,255 487,0">
          <text:p/>
        </draw:polygon>
        <draw:polygon draw:style-name="gr17" draw:text-style-name="P14" draw:layer="layout" svg:width="0.907cm" svg:height="1.71cm" svg:x="3.74cm" svg:y="3.574cm" svg:viewBox="0 0 908 1711" draw:points="0,1456 869,1711 908,244 17,0">
          <text:p/>
        </draw:polygon>
        <draw:polygon draw:style-name="gr18" draw:text-style-name="P15" draw:layer="layout" svg:width="0.503cm" svg:height="1.9cm" svg:x="3.254cm" svg:y="3.574cm" svg:viewBox="0 0 504 1901" draw:points="0,1901 487,1456 504,0 5,426">
          <text:p/>
        </draw:polygon>
        <draw:polygon draw:style-name="gr18" draw:text-style-name="P15" draw:layer="layout" svg:width="0.513cm" svg:height="1.92cm" svg:x="4.134cm" svg:y="3.818cm" svg:viewBox="0 0 514 1921" draw:points="0,1921 475,1467 514,0 27,436">
          <text:p/>
        </draw:polygon>
        <draw:polygon draw:style-name="gr17" draw:text-style-name="P14" draw:layer="layout" svg:width="0.907cm" svg:height="1.738cm" svg:x="3.254cm" svg:y="4cm" svg:viewBox="0 0 908 1739" draw:points="0,1475 881,1739 908,254 5,0">
          <text:p/>
        </draw:polygon>
        <draw:polygon draw:style-name="gr19" draw:text-style-name="P16" draw:layer="layout" svg:width="1.388cm" svg:height="0.68cm" svg:x="3.259cm" svg:y="3.574cm" svg:viewBox="0 0 1389 681" draw:points="0,427 903,681 1389,245 499,0">
          <text:p/>
        </draw:polygon>
        <draw:polygon draw:style-name="gr19" draw:text-style-name="P16" draw:layer="layout" svg:width="1.395cm" svg:height="0.745cm" svg:x="2.617cm" svg:y="5.588cm" svg:viewBox="0 0 1396 746" draw:points="0,467 897,746 1396,267 512,0">
          <text:p/>
        </draw:polygon>
        <draw:polygon draw:style-name="gr17" draw:text-style-name="P14" draw:layer="layout" svg:width="0.907cm" svg:height="1.746cm" svg:x="3.129cm" svg:y="4.109cm" svg:viewBox="0 0 908 1747" draw:points="0,1480 884,1747 908,257 2,0">
          <text:p/>
        </draw:polygon>
        <draw:polygon draw:style-name="gr18" draw:text-style-name="P15" draw:layer="layout" svg:width="0.524cm" svg:height="1.946cm" svg:x="2.607cm" svg:y="4.109cm" svg:viewBox="0 0 525 1947" draw:points="10,1947 523,1480 525,0 0,448">
          <text:p/>
        </draw:polygon>
        <draw:polygon draw:style-name="gr18" draw:text-style-name="P15" draw:layer="layout" svg:width="0.523cm" svg:height="1.968cm" svg:x="3.513cm" svg:y="4.365cm" svg:viewBox="0 0 524 1969" draw:points="0,1969 500,1491 524,0 12,459">
          <text:p/>
        </draw:polygon>
        <draw:polygon draw:style-name="gr17" draw:text-style-name="P14" draw:layer="layout" svg:width="0.918cm" svg:height="1.776cm" svg:x="2.607cm" svg:y="4.557cm" svg:viewBox="0 0 919 1777" draw:points="10,1498 907,1777 919,267 0,0">
          <text:p/>
        </draw:polygon>
        <draw:polygon draw:style-name="gr19" draw:text-style-name="P16" draw:layer="layout" svg:width="1.429cm" svg:height="0.715cm" svg:x="2.607cm" svg:y="4.109cm" svg:viewBox="0 0 1430 716" draw:points="0,448 918,716 1430,256 524,0">
          <text:p/>
        </draw:polygon>
        <draw:polygon draw:style-name="gr1" draw:text-style-name="P1" draw:layer="layout" svg:width="6.985cm" svg:height="6.671cm" svg:x="6.981cm" svg:y="0.267cm" svg:viewBox="0 0 6986 6672" draw:points="0,6672 6986,6672 6986,0 0,0">
          <text:p/>
        </draw:polygon>
        <draw:polygon draw:style-name="gr2" draw:text-style-name="P2" draw:layer="layout" svg:width="2.143cm" svg:height="4.761cm" svg:x="7.763cm" svg:y="0.703cm" svg:viewBox="0 0 2144 4762" draw:points="144,4762 2144,3126 2111,0 0,1469">
          <text:p/>
        </draw:polygon>
        <draw:polyline draw:style-name="gr3" draw:text-style-name="P3" draw:layer="layout" svg:width="2.143cm" svg:height="4.761cm" svg:x="7.763cm" svg:y="0.703cm" svg:viewBox="0 0 2144 4762" draw:points="144,4762 2144,3126 2111,0 0,1469">
          <text:p/>
        </draw:polyline>
        <draw:polygon draw:style-name="gr4" draw:text-style-name="P4" draw:layer="layout" svg:width="3.407cm" svg:height="4.04cm" svg:x="9.873cm" svg:y="0.703cm" svg:viewBox="0 0 3408 4041" draw:points="33,3126 3273,4041 3408,820 0,0">
          <text:p/>
        </draw:polygon>
        <draw:polyline draw:style-name="gr5" draw:text-style-name="P3" draw:layer="layout" svg:width="3.407cm" svg:height="4.04cm" svg:x="9.873cm" svg:y="0.703cm" svg:viewBox="0 0 3408 4041" draw:points="33,3126 3273,4041 3408,820 0,0">
          <text:p/>
        </draw:polyline>
        <draw:polygon draw:style-name="gr6" draw:text-style-name="P5" draw:layer="layout" svg:width="5.238cm" svg:height="2.701cm" svg:x="7.907cm" svg:y="3.828cm" svg:viewBox="0 0 5239 2702" draw:points="0,1637 3408,2702 5239,916 1999,0">
          <text:p/>
        </draw:polygon>
        <draw:polyline draw:style-name="gr7" draw:text-style-name="P3" draw:layer="layout" svg:width="5.238cm" svg:height="2.701cm" svg:x="7.907cm" svg:y="3.828cm" svg:viewBox="0 0 5239 2702" draw:points="0,1637 3408,2702 5239,916 1999,0">
          <text:p/>
        </draw:polyline>
        <draw:line draw:style-name="gr8" draw:text-style-name="P3" draw:layer="layout" svg:x1="7.907cm" svg:y1="5.464cm" svg:x2="11.316cm" svg:y2="6.53cm">
          <text:p/>
        </draw:line>
        <draw:polyline draw:style-name="gr9" draw:text-style-name="P3" draw:layer="layout" svg:width="1.971cm" svg:height="4.803cm" svg:x="8.498cm" svg:y="0.845cm" svg:viewBox="0 0 1972 4804" draw:points="0,4804 1972,3143 1967,0">
          <text:p/>
        </draw:polyline>
        <draw:polyline draw:style-name="gr9" draw:text-style-name="P3" draw:layer="layout" svg:width="1.967cm" svg:height="4.88cm" svg:x="9.572cm" svg:y="1.104cm" svg:viewBox="0 0 1968 4881" draw:points="0,4881 1920,3173 1968,0">
          <text:p/>
        </draw:polyline>
        <draw:polyline draw:style-name="gr9" draw:text-style-name="P3" draw:layer="layout" svg:width="1.966cm" svg:height="4.96cm" svg:x="10.678cm" svg:y="1.37cm" svg:viewBox="0 0 1967 4961" draw:points="0,4961 1864,3203 1967,0">
          <text:p/>
        </draw:polyline>
        <draw:line draw:style-name="gr8" draw:text-style-name="P3" draw:layer="layout" svg:x1="8.516cm" svg:y1="5.634cm" svg:x2="8.464cm" svg:y2="5.678cm">
          <text:p/>
        </draw:line>
        <draw:frame draw:style-name="gr10" draw:text-style-name="P7" draw:layer="layout" svg:width="0.984cm" svg:height="0.788cm" svg:x="5.77cm" svg:y="1.167cm">
          <draw:text-box>
            <text:p text:style-name="P6"><text:span text:style-name="T1">1.0</text:span></text:p>
          </draw:text-box>
        </draw:frame>
        <draw:line draw:style-name="gr8" draw:text-style-name="P3" draw:layer="layout" svg:x1="9.59cm" svg:y1="5.969cm" svg:x2="9.539cm" svg:y2="6.015cm">
          <text:p/>
        </draw:line>
        <draw:frame draw:style-name="gr10" draw:text-style-name="P7" draw:layer="layout" svg:width="0.705cm" svg:height="0.788cm" svg:x="8.386cm" svg:y="5.609cm">
          <draw:text-box>
            <text:p text:style-name="P6"><text:span text:style-name="T1">I</text:span></text:p>
          </draw:text-box>
        </draw:frame>
        <draw:line draw:style-name="gr8" draw:text-style-name="P3" draw:layer="layout" svg:x1="10.695cm" svg:y1="6.315cm" svg:x2="10.646cm" svg:y2="6.361cm">
          <text:p/>
        </draw:line>
        <draw:frame draw:style-name="gr10" draw:text-style-name="P7" draw:layer="layout" svg:width="0.705cm" svg:height="0.788cm" svg:x="9.373cm" svg:y="5.947cm">
          <draw:text-box>
            <text:p text:style-name="P6"><text:span text:style-name="T1">O</text:span></text:p>
          </draw:text-box>
        </draw:frame>
        <draw:line draw:style-name="gr8" draw:text-style-name="P3" draw:layer="layout" svg:x1="13.146cm" svg:y1="4.743cm" svg:x2="11.315cm" svg:y2="6.53cm">
          <text:p/>
        </draw:line>
        <draw:polyline draw:style-name="gr9" draw:text-style-name="P3" draw:layer="layout" svg:width="3.498cm" svg:height="4.296cm" svg:x="8.168cm" svg:y="1.89cm" svg:viewBox="0 0 3499 4297" draw:points="0,0 122,3262 3499,4297">
          <text:p/>
        </draw:polyline>
        <draw:polyline draw:style-name="gr9" draw:text-style-name="P3" draw:layer="layout" svg:width="3.406cm" svg:height="4.192cm" svg:x="8.859cm" svg:y="1.409cm" svg:viewBox="0 0 3407 4193" draw:points="0,0 85,3208 3407,4193">
          <text:p/>
        </draw:polyline>
        <draw:polyline draw:style-name="gr9" draw:text-style-name="P3" draw:layer="layout" svg:width="3.319cm" svg:height="4.093cm" svg:x="9.517cm" svg:y="0.951cm" svg:viewBox="0 0 3320 4094" draw:points="0,0 51,3155 3320,4094">
          <text:p/>
        </draw:polyline>
        <draw:line draw:style-name="gr8" draw:text-style-name="P3" draw:layer="layout" svg:x1="11.637cm" svg:y1="6.178cm" svg:x2="11.723cm" svg:y2="6.205cm">
          <text:p/>
        </draw:line>
        <draw:frame draw:style-name="gr10" draw:text-style-name="P7" draw:layer="layout" svg:width="0.705cm" svg:height="0.788cm" svg:x="10.497cm" svg:y="6.295cm">
          <draw:text-box>
            <text:p text:style-name="P6"><text:span text:style-name="T1">B</text:span></text:p>
          </draw:text-box>
        </draw:frame>
        <draw:line draw:style-name="gr8" draw:text-style-name="P3" draw:layer="layout" svg:x1="12.238cm" svg:y1="5.593cm" svg:x2="12.322cm" svg:y2="5.618cm">
          <text:p/>
        </draw:line>
        <draw:frame draw:style-name="gr10" draw:text-style-name="P7" draw:layer="layout" svg:width="0.705cm" svg:height="0.788cm" svg:x="11.717cm" svg:y="6.127cm">
          <draw:text-box>
            <text:p text:style-name="P6"><text:span text:style-name="T1">I</text:span></text:p>
          </draw:text-box>
        </draw:frame>
        <draw:line draw:style-name="gr8" draw:text-style-name="P3" draw:layer="layout" svg:x1="12.809cm" svg:y1="5.036cm" svg:x2="12.892cm" svg:y2="5.061cm">
          <text:p/>
        </draw:line>
        <draw:frame draw:style-name="gr10" draw:text-style-name="P7" draw:layer="layout" svg:width="0.705cm" svg:height="0.788cm" svg:x="12.228cm" svg:y="5.538cm">
          <draw:text-box>
            <text:p text:style-name="P6"><text:span text:style-name="T1">O</text:span></text:p>
          </draw:text-box>
        </draw:frame>
        <draw:line draw:style-name="gr8" draw:text-style-name="P3" draw:layer="layout" svg:x1="13.145cm" svg:y1="4.744cm" svg:x2="13.281cm" svg:y2="1.523cm">
          <text:p/>
        </draw:line>
        <draw:polyline draw:style-name="gr9" draw:text-style-name="P3" draw:layer="layout" svg:width="5.242cm" svg:height="1.632cm" svg:x="7.905cm" svg:y="3.769cm" svg:viewBox="0 0 5243 1633" draw:points="5243,913 2001,0 0,1633">
          <text:p/>
        </draw:polyline>
        <draw:polyline draw:style-name="gr9" draw:text-style-name="P3" draw:layer="layout" svg:width="5.294cm" svg:height="1.604cm" svg:x="7.878cm" svg:y="3.191cm" svg:viewBox="0 0 5295 1605" draw:points="5295,897 2023,0 0,1605">
          <text:p/>
        </draw:polyline>
        <draw:polyline draw:style-name="gr9" draw:text-style-name="P3" draw:layer="layout" svg:width="5.347cm" svg:height="1.574cm" svg:x="7.851cm" svg:y="2.602cm" svg:viewBox="0 0 5348 1575" draw:points="5348,879 2043,0 0,1575">
          <text:p/>
        </draw:polyline>
        <draw:polyline draw:style-name="gr9" draw:text-style-name="P3" draw:layer="layout" svg:width="5.401cm" svg:height="1.541cm" svg:x="7.823cm" svg:y="2.003cm" svg:viewBox="0 0 5402 1542" draw:points="5402,862 2065,0 0,1542">
          <text:p/>
        </draw:polyline>
        <draw:polyline draw:style-name="gr9" draw:text-style-name="P3" draw:layer="layout" svg:width="5.455cm" svg:height="1.509cm" svg:x="7.795cm" svg:y="1.391cm" svg:viewBox="0 0 5456 1510" draw:points="5456,843 2086,0 0,1510">
          <text:p/>
        </draw:polyline>
        <draw:polyline draw:style-name="gr9" draw:text-style-name="P3" draw:layer="layout" svg:width="5.511cm" svg:height="1.474cm" svg:x="7.766cm" svg:y="0.768cm" svg:viewBox="0 0 5512 1475" draw:points="5512,823 2109,0 0,1475">
          <text:p/>
        </draw:polyline>
        <draw:line draw:style-name="gr8" draw:text-style-name="P3" draw:layer="layout" svg:x1="13.12cm" svg:y1="4.674cm" svg:x2="13.203cm" svg:y2="4.699cm">
          <text:p/>
        </draw:line>
        <draw:frame draw:style-name="gr10" draw:text-style-name="P7" draw:layer="layout" svg:width="0.705cm" svg:height="0.788cm" svg:x="12.814cm" svg:y="4.779cm">
          <draw:text-box>
            <text:p text:style-name="P6"><text:span text:style-name="T1">B</text:span></text:p>
          </draw:text-box>
        </draw:frame>
        <draw:line draw:style-name="gr8" draw:text-style-name="P3" draw:layer="layout" svg:x1="13.145cm" svg:y1="4.08cm" svg:x2="13.228cm" svg:y2="4.103cm">
          <text:p/>
        </draw:line>
        <draw:line draw:style-name="gr8" draw:text-style-name="P3" draw:layer="layout" svg:x1="13.17cm" svg:y1="3.474cm" svg:x2="13.254cm" svg:y2="3.497cm">
          <text:p/>
        </draw:line>
        <draw:line draw:style-name="gr8" draw:text-style-name="P3" draw:layer="layout" svg:x1="13.196cm" svg:y1="2.856cm" svg:x2="13.281cm" svg:y2="2.879cm">
          <text:p/>
        </draw:line>
        <draw:line draw:style-name="gr8" draw:text-style-name="P3" draw:layer="layout" svg:x1="13.222cm" svg:y1="2.226cm" svg:x2="13.308cm" svg:y2="2.249cm">
          <text:p/>
        </draw:line>
        <draw:line draw:style-name="gr8" draw:text-style-name="P3" draw:layer="layout" svg:x1="13.249cm" svg:y1="1.584cm" svg:x2="13.336cm" svg:y2="1.605cm">
          <text:p/>
        </draw:line>
        <draw:frame draw:style-name="gr10" draw:text-style-name="P7" draw:layer="layout" svg:width="0.984cm" svg:height="0.788cm" svg:x="13.169cm" svg:y="4.454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1cm" svg:height="0.308cm" svg:x="9.81cm" svg:y="3.836cm" svg:viewBox="0 0 811 309" draw:points="1,79 811,309 811,230 0,0">
          <text:p/>
        </draw:polygon>
        <draw:polygon draw:style-name="gr12" draw:text-style-name="P9" draw:layer="layout" svg:width="0.491cm" svg:height="0.479cm" svg:x="9.32cm" svg:y="3.836cm" svg:viewBox="0 0 492 480" draw:points="2,480 492,78 491,0 0,401">
          <text:p/>
        </draw:polygon>
        <draw:polygon draw:style-name="gr13" draw:text-style-name="P10" draw:layer="layout" svg:width="1.298cm" svg:height="0.639cm" svg:x="9.322cm" svg:y="3.914cm" svg:viewBox="0 0 1299 640" draw:points="0,402 819,640 1299,230 490,0">
          <text:p/>
        </draw:polygon>
        <draw:polygon draw:style-name="gr13" draw:text-style-name="P10" draw:layer="layout" svg:width="1.3cm" svg:height="0.638cm" svg:x="9.32cm" svg:y="3.836cm" svg:viewBox="0 0 1301 639" draw:points="0,401 821,639 1301,229 491,0">
          <text:p/>
        </draw:polygon>
        <draw:polygon draw:style-name="gr12" draw:text-style-name="P9" draw:layer="layout" svg:width="0.48cm" svg:height="0.488cm" svg:x="10.14cm" svg:y="4.065cm" svg:viewBox="0 0 481 489" draw:points="0,489 481,79 481,0 0,410">
          <text:p/>
        </draw:polygon>
        <draw:polygon draw:style-name="gr11" draw:text-style-name="P8" draw:layer="layout" svg:width="0.82cm" svg:height="0.317cm" svg:x="9.32cm" svg:y="4.236cm" svg:viewBox="0 0 821 318" draw:points="2,80 821,318 821,239 0,0">
          <text:p/>
        </draw:polygon>
        <draw:polygon draw:style-name="gr11" draw:text-style-name="P8" draw:layer="layout" svg:width="0.823cm" svg:height="0.319cm" svg:x="9.195cm" svg:y="4.339cm" svg:viewBox="0 0 824 320" draw:points="1,79 824,320 823,240 0,0">
          <text:p/>
        </draw:polygon>
        <draw:polygon draw:style-name="gr12" draw:text-style-name="P9" draw:layer="layout" svg:width="0.515cm" svg:height="0.499cm" svg:x="8.681cm" svg:y="4.339cm" svg:viewBox="0 0 516 500" draw:points="2,500 516,79 515,0 0,420">
          <text:p/>
        </draw:polygon>
        <draw:polygon draw:style-name="gr13" draw:text-style-name="P10" draw:layer="layout" svg:width="1.335cm" svg:height="0.67cm" svg:x="8.683cm" svg:y="4.418cm" svg:viewBox="0 0 1336 671" draw:points="0,420 831,671 1336,240 513,0">
          <text:p/>
        </draw:polygon>
        <draw:polygon draw:style-name="gr13" draw:text-style-name="P10" draw:layer="layout" svg:width="1.336cm" svg:height="0.668cm" svg:x="8.681cm" svg:y="4.339cm" svg:viewBox="0 0 1337 669" draw:points="0,420 833,669 1337,241 515,0">
          <text:p/>
        </draw:polygon>
        <draw:polygon draw:style-name="gr12" draw:text-style-name="P9" draw:layer="layout" svg:width="0.505cm" svg:height="0.509cm" svg:x="9.513cm" svg:y="4.579cm" svg:viewBox="0 0 506 510" draw:points="1,510 506,79 505,0 0,429">
          <text:p/>
        </draw:polygon>
        <draw:polygon draw:style-name="gr11" draw:text-style-name="P8" draw:layer="layout" svg:width="0.833cm" svg:height="0.33cm" svg:x="8.681cm" svg:y="4.758cm" svg:viewBox="0 0 834 331" draw:points="2,81 834,331 833,250 0,0">
          <text:p/>
        </draw:polygon>
        <draw:polygon draw:style-name="gr13" draw:text-style-name="P10" draw:layer="layout" svg:width="1.373cm" svg:height="0.704cm" svg:x="8.013cm" svg:y="4.945cm" svg:viewBox="0 0 1374 705" draw:points="0,442 844,705 1374,253 539,0">
          <text:p/>
        </draw:polygon>
        <draw:polygon draw:style-name="gr11" draw:text-style-name="P8" draw:layer="layout" svg:width="0.932cm" svg:height="3.192cm" svg:x="8.454cm" svg:y="2.006cm" svg:viewBox="0 0 933 3193" draw:points="98,2940 933,3193 875,230 0,0">
          <text:p/>
        </draw:polygon>
        <draw:polygon draw:style-name="gr12" draw:text-style-name="P9" draw:layer="layout" svg:width="0.665cm" svg:height="3.38cm" svg:x="7.887cm" svg:y="2.006cm" svg:viewBox="0 0 666 3381" draw:points="126,3381 666,2939 568,0 0,402">
          <text:p/>
        </draw:polygon>
        <draw:polygon draw:style-name="gr12" draw:text-style-name="P9" draw:layer="layout" svg:width="0.614cm" svg:height="3.413cm" svg:x="8.772cm" svg:y="2.236cm" svg:viewBox="0 0 615 3414" draw:points="85,3414 615,2963 557,0 0,411">
          <text:p/>
        </draw:polygon>
        <draw:polygon draw:style-name="gr11" draw:text-style-name="P8" draw:layer="layout" svg:width="0.97cm" svg:height="3.241cm" svg:x="7.887cm" svg:y="2.408cm" svg:viewBox="0 0 971 3242" draw:points="126,2979 971,3242 886,239 0,0">
          <text:p/>
        </draw:polygon>
        <draw:polygon draw:style-name="gr13" draw:text-style-name="P10" draw:layer="layout" svg:width="1.441cm" svg:height="0.641cm" svg:x="7.887cm" svg:y="2.006cm" svg:viewBox="0 0 1442 642" draw:points="0,403 886,642 1442,230 568,0">
          <text:p/>
        </draw:polygon>
        <draw:polygon draw:style-name="gr14" draw:text-style-name="P11" draw:layer="layout" svg:width="0.832cm" svg:height="0.297cm" svg:x="10.825cm" svg:y="4.141cm" svg:viewBox="0 0 833 298" draw:points="0,61 831,298 833,236 0,0">
          <text:p/>
        </draw:polygon>
        <draw:polygon draw:style-name="gr15" draw:text-style-name="P12" draw:layer="layout" svg:width="0.477cm" svg:height="0.473cm" svg:x="10.348cm" svg:y="4.141cm" svg:viewBox="0 0 478 474" draw:points="0,474 478,61 478,0 0,412">
          <text:p/>
        </draw:polygon>
        <draw:polygon draw:style-name="gr16" draw:text-style-name="P13" draw:layer="layout" svg:width="1.307cm" svg:height="0.657cm" svg:x="10.348cm" svg:y="4.202cm" svg:viewBox="0 0 1308 658" draw:points="0,413 842,658 1308,237 477,0">
          <text:p/>
        </draw:polygon>
        <draw:polygon draw:style-name="gr16" draw:text-style-name="P13" draw:layer="layout" svg:width="1.309cm" svg:height="0.656cm" svg:x="10.348cm" svg:y="4.141cm" svg:viewBox="0 0 1310 657" draw:points="0,412 843,657 1310,236 477,0">
          <text:p/>
        </draw:polygon>
        <draw:polygon draw:style-name="gr15" draw:text-style-name="P12" draw:layer="layout" svg:width="0.468cm" svg:height="0.483cm" svg:x="11.189cm" svg:y="4.376cm" svg:viewBox="0 0 469 484" draw:points="0,484 467,62 469,0 1,422">
          <text:p/>
        </draw:polygon>
        <draw:polygon draw:style-name="gr14" draw:text-style-name="P11" draw:layer="layout" svg:width="0.842cm" svg:height="0.307cm" svg:x="10.348cm" svg:y="4.552cm" svg:viewBox="0 0 843 308" draw:points="0,62 842,308 843,246 0,0">
          <text:p/>
        </draw:polygon>
        <draw:polygon draw:style-name="gr16" draw:text-style-name="P13" draw:layer="layout" svg:width="1.345cm" svg:height="0.69cm" svg:x="9.725cm" svg:y="4.719cm" svg:viewBox="0 0 1346 691" draw:points="0,432 856,691 1346,248 502,0">
          <text:p/>
        </draw:polygon>
        <draw:polygon draw:style-name="gr14" draw:text-style-name="P11" draw:layer="layout" svg:width="0.885cm" svg:height="3.206cm" svg:x="10.209cm" svg:y="1.761cm" svg:viewBox="0 0 886 3207" draw:points="17,2958 862,3207 886,225 0,0">
          <text:p/>
        </draw:polygon>
        <draw:polygon draw:style-name="gr14" draw:text-style-name="P11" draw:layer="layout" svg:width="0.859cm" svg:height="0.323cm" svg:x="9.596cm" svg:y="5.199cm" svg:viewBox="0 0 860 324" draw:points="1,63 860,324 860,260 0,0">
          <text:p/>
        </draw:polygon>
        <draw:polygon draw:style-name="gr15" draw:text-style-name="P12" draw:layer="layout" svg:width="0.542cm" svg:height="3.39cm" svg:x="9.684cm" svg:y="1.761cm" svg:viewBox="0 0 543 3391" draw:points="41,3391 543,2958 526,0 0,393">
          <text:p/>
        </draw:polygon>
        <draw:polygon draw:style-name="gr15" draw:text-style-name="P12" draw:layer="layout" svg:width="0.527cm" svg:height="0.517cm" svg:x="9.07cm" svg:y="5.199cm" svg:viewBox="0 0 528 518" draw:points="1,518 528,63 527,0 0,454">
          <text:p/>
        </draw:polygon>
        <draw:polygon draw:style-name="gr16" draw:text-style-name="P13" draw:layer="layout" svg:width="1.384cm" svg:height="0.724cm" svg:x="9.071cm" svg:y="5.262cm" svg:viewBox="0 0 1385 725" draw:points="0,455 870,725 1385,261 526,0">
          <text:p/>
        </draw:polygon>
        <draw:polygon draw:style-name="gr16" draw:text-style-name="P13" draw:layer="layout" svg:width="1.385cm" svg:height="0.723cm" svg:x="9.07cm" svg:y="5.199cm" svg:viewBox="0 0 1386 724" draw:points="0,454 870,724 1386,260 526,0">
          <text:p/>
        </draw:polygon>
        <draw:polygon draw:style-name="gr15" draw:text-style-name="P12" draw:layer="layout" svg:width="0.514cm" svg:height="3.423cm" svg:x="10.58cm" svg:y="1.986cm" svg:viewBox="0 0 515 3424" draw:points="0,3424 491,2981 515,0 1,402">
          <text:p/>
        </draw:polygon>
        <draw:polygon draw:style-name="gr15" draw:text-style-name="P12" draw:layer="layout" svg:width="0.515cm" svg:height="0.528cm" svg:x="9.94cm" svg:y="5.458cm" svg:viewBox="0 0 516 529" draw:points="1,529 516,64 516,0 0,465">
          <text:p/>
        </draw:polygon>
        <draw:polygon draw:style-name="gr14" draw:text-style-name="P11" draw:layer="layout" svg:width="0.897cm" svg:height="3.255cm" svg:x="9.684cm" svg:y="2.154cm" svg:viewBox="0 0 898 3256" draw:points="41,2998 897,3256 898,234 0,0">
          <text:p/>
        </draw:polygon>
        <draw:polygon draw:style-name="gr14" draw:text-style-name="P11" draw:layer="layout" svg:width="0.871cm" svg:height="0.334cm" svg:x="9.07cm" svg:y="5.652cm" svg:viewBox="0 0 872 335" draw:points="1,64 872,335 871,271 0,0">
          <text:p/>
        </draw:polygon>
        <draw:polygon draw:style-name="gr16" draw:text-style-name="P13" draw:layer="layout" svg:width="1.41cm" svg:height="0.627cm" svg:x="9.684cm" svg:y="1.761cm" svg:viewBox="0 0 1411 628" draw:points="0,393 898,628 1411,225 525,0">
          <text:p/>
        </draw:polygon>
        <draw:polygon draw:style-name="gr17" draw:text-style-name="P14" draw:layer="layout" svg:width="0.863cm" svg:height="0.489cm" svg:x="11.866cm" svg:y="4.251cm" svg:viewBox="0 0 864 490" draw:points="0,247 855,490 864,241 5,0">
          <text:p/>
        </draw:polygon>
        <draw:polygon draw:style-name="gr18" draw:text-style-name="P15" draw:layer="layout" svg:width="0.468cm" svg:height="0.67cm" svg:x="11.403cm" svg:y="4.251cm" svg:viewBox="0 0 469 671" draw:points="0,671 464,248 469,0 3,422">
          <text:p/>
        </draw:polygon>
        <draw:polygon draw:style-name="gr19" draw:text-style-name="P16" draw:layer="layout" svg:width="1.317cm" svg:height="0.675cm" svg:x="11.403cm" svg:y="4.498cm" svg:viewBox="0 0 1318 676" draw:points="0,423 865,676 1318,242 463,0">
          <text:p/>
        </draw:polygon>
        <draw:polygon draw:style-name="gr19" draw:text-style-name="P16" draw:layer="layout" svg:width="1.323cm" svg:height="0.671cm" svg:x="11.406cm" svg:y="4.251cm" svg:viewBox="0 0 1324 672" draw:points="0,422 869,672 1324,242 465,0">
          <text:p/>
        </draw:polygon>
        <draw:polygon draw:style-name="gr18" draw:text-style-name="P15" draw:layer="layout" svg:width="0.461cm" svg:height="0.681cm" svg:x="12.268cm" svg:y="4.492cm" svg:viewBox="0 0 462 682" draw:points="0,682 453,248 462,0 7,430">
          <text:p/>
        </draw:polygon>
        <draw:polygon draw:style-name="gr17" draw:text-style-name="P14" draw:layer="layout" svg:width="0.872cm" svg:height="0.501cm" svg:x="11.403cm" svg:y="4.672cm" svg:viewBox="0 0 873 502" draw:points="0,250 866,502 873,251 3,0">
          <text:p/>
        </draw:polygon>
        <draw:polygon draw:style-name="gr19" draw:text-style-name="P16" draw:layer="layout" svg:width="1.355cm" svg:height="0.709cm" svg:x="10.797cm" svg:y="5.029cm" svg:viewBox="0 0 1356 710" draw:points="0,446 881,710 1356,255 487,0">
          <text:p/>
        </draw:polygon>
        <draw:polygon draw:style-name="gr17" draw:text-style-name="P14" draw:layer="layout" svg:width="0.905cm" svg:height="1.647cm" svg:x="11.284cm" svg:y="3.637cm" svg:viewBox="0 0 906 1648" draw:points="0,1393 869,1648 906,244 17,0">
          <text:p/>
        </draw:polygon>
        <draw:polygon draw:style-name="gr18" draw:text-style-name="P15" draw:layer="layout" svg:width="0.503cm" svg:height="1.837cm" svg:x="10.797cm" svg:y="3.637cm" svg:viewBox="0 0 504 1838" draw:points="0,1838 487,1393 504,0 6,426">
          <text:p/>
        </draw:polygon>
        <draw:polygon draw:style-name="gr18" draw:text-style-name="P15" draw:layer="layout" svg:width="0.512cm" svg:height="1.857cm" svg:x="11.677cm" svg:y="3.881cm" svg:viewBox="0 0 513 1858" draw:points="0,1858 476,1404 513,0 27,436">
          <text:p/>
        </draw:polygon>
        <draw:polygon draw:style-name="gr17" draw:text-style-name="P14" draw:layer="layout" svg:width="0.907cm" svg:height="1.675cm" svg:x="10.797cm" svg:y="4.063cm" svg:viewBox="0 0 908 1676" draw:points="0,1412 881,1676 908,255 6,0">
          <text:p/>
        </draw:polygon>
        <draw:polygon draw:style-name="gr19" draw:text-style-name="P16" draw:layer="layout" svg:width="1.386cm" svg:height="0.68cm" svg:x="10.803cm" svg:y="3.637cm" svg:viewBox="0 0 1387 681" draw:points="0,427 901,681 1387,245 497,0">
          <text:p/>
        </draw:polygon>
        <draw:polygon draw:style-name="gr19" draw:text-style-name="P16" draw:layer="layout" svg:width="1.395cm" svg:height="0.745cm" svg:x="10.161cm" svg:y="5.588cm" svg:viewBox="0 0 1396 746" draw:points="0,467 896,746 1396,267 513,0">
          <text:p/>
        </draw:polygon>
        <draw:polygon draw:style-name="gr17" draw:text-style-name="P14" draw:layer="layout" svg:width="0.906cm" svg:height="1.682cm" svg:x="10.673cm" svg:y="4.173cm" svg:viewBox="0 0 907 1683" draw:points="0,1416 884,1683 907,257 2,0">
          <text:p/>
        </draw:polygon>
        <draw:polygon draw:style-name="gr18" draw:text-style-name="P15" draw:layer="layout" svg:width="0.524cm" svg:height="1.882cm" svg:x="10.151cm" svg:y="4.173cm" svg:viewBox="0 0 525 1883" draw:points="10,1883 523,1416 525,0 0,448">
          <text:p/>
        </draw:polygon>
        <draw:polygon draw:style-name="gr18" draw:text-style-name="P15" draw:layer="layout" svg:width="0.523cm" svg:height="1.904cm" svg:x="11.056cm" svg:y="4.429cm" svg:viewBox="0 0 524 1905" draw:points="0,1905 501,1427 524,0 12,461">
          <text:p/>
        </draw:polygon>
        <draw:polygon draw:style-name="gr17" draw:text-style-name="P14" draw:layer="layout" svg:width="0.917cm" svg:height="1.712cm" svg:x="10.151cm" svg:y="4.621cm" svg:viewBox="0 0 918 1713" draw:points="10,1435 906,1713 918,268 0,0">
          <text:p/>
        </draw:polygon>
        <draw:polygon draw:style-name="gr19" draw:text-style-name="P16" draw:layer="layout" svg:width="1.428cm" svg:height="0.716cm" svg:x="10.151cm" svg:y="4.173cm" svg:viewBox="0 0 1429 717" draw:points="0,448 918,717 1429,256 524,0">
          <text:p/>
        </draw:polygon>
        <draw:polygon draw:style-name="gr1" draw:text-style-name="P1" draw:layer="layout" svg:width="6.985cm" svg:height="6.671cm" svg:x="14.525cm" svg:y="0.267cm" svg:viewBox="0 0 6986 6672" draw:points="0,6672 6986,6672 6986,0 0,0">
          <text:p/>
        </draw:polygon>
        <draw:polygon draw:style-name="gr2" draw:text-style-name="P2" draw:layer="layout" svg:width="2.144cm" svg:height="4.761cm" svg:x="15.306cm" svg:y="0.703cm" svg:viewBox="0 0 2145 4762" draw:points="145,4762 2145,3126 2112,0 0,1469">
          <text:p/>
        </draw:polygon>
        <draw:polyline draw:style-name="gr3" draw:text-style-name="P3" draw:layer="layout" svg:width="2.144cm" svg:height="4.761cm" svg:x="15.306cm" svg:y="0.703cm" svg:viewBox="0 0 2145 4762" draw:points="145,4762 2145,3126 2112,0 0,1469">
          <text:p/>
        </draw:polyline>
        <draw:polygon draw:style-name="gr4" draw:text-style-name="P4" draw:layer="layout" svg:width="3.407cm" svg:height="4.04cm" svg:x="17.417cm" svg:y="0.703cm" svg:viewBox="0 0 3408 4041" draw:points="33,3126 3273,4041 3408,820 0,0">
          <text:p/>
        </draw:polygon>
        <draw:polyline draw:style-name="gr5" draw:text-style-name="P3" draw:layer="layout" svg:width="3.407cm" svg:height="4.04cm" svg:x="17.417cm" svg:y="0.703cm" svg:viewBox="0 0 3408 4041" draw:points="33,3126 3273,4041 3408,820 0,0">
          <text:p/>
        </draw:polyline>
        <draw:polygon draw:style-name="gr6" draw:text-style-name="P5" draw:layer="layout" svg:width="5.238cm" svg:height="2.701cm" svg:x="15.451cm" svg:y="3.828cm" svg:viewBox="0 0 5239 2702" draw:points="0,1637 3408,2702 5239,916 1999,0">
          <text:p/>
        </draw:polygon>
        <draw:polyline draw:style-name="gr7" draw:text-style-name="P3" draw:layer="layout" svg:width="5.238cm" svg:height="2.701cm" svg:x="15.451cm" svg:y="3.828cm" svg:viewBox="0 0 5239 2702" draw:points="0,1637 3408,2702 5239,916 1999,0">
          <text:p/>
        </draw:polyline>
        <draw:line draw:style-name="gr8" draw:text-style-name="P3" draw:layer="layout" svg:x1="15.451cm" svg:y1="5.464cm" svg:x2="18.859cm" svg:y2="6.53cm">
          <text:p/>
        </draw:line>
        <draw:polyline draw:style-name="gr9" draw:text-style-name="P3" draw:layer="layout" svg:width="1.971cm" svg:height="4.803cm" svg:x="16.042cm" svg:y="0.845cm" svg:viewBox="0 0 1972 4804" draw:points="0,4804 1972,3143 1967,0">
          <text:p/>
        </draw:polyline>
        <draw:polyline draw:style-name="gr9" draw:text-style-name="P3" draw:layer="layout" svg:width="1.967cm" svg:height="4.88cm" svg:x="17.116cm" svg:y="1.104cm" svg:viewBox="0 0 1968 4881" draw:points="0,4881 1920,3173 1968,0">
          <text:p/>
        </draw:polyline>
        <draw:polyline draw:style-name="gr9" draw:text-style-name="P3" draw:layer="layout" svg:width="1.966cm" svg:height="4.96cm" svg:x="18.222cm" svg:y="1.37cm" svg:viewBox="0 0 1967 4961" draw:points="0,4961 1864,3203 1967,0">
          <text:p/>
        </draw:polyline>
        <draw:line draw:style-name="gr8" draw:text-style-name="P3" draw:layer="layout" svg:x1="16.06cm" svg:y1="5.634cm" svg:x2="16.008cm" svg:y2="5.678cm">
          <text:p/>
        </draw:line>
        <draw:frame draw:style-name="gr10" draw:text-style-name="P7" draw:layer="layout" svg:width="0.984cm" svg:height="0.788cm" svg:x="13.314cm" svg:y="1.167cm">
          <draw:text-box>
            <text:p text:style-name="P6"><text:span text:style-name="T1">1.0</text:span></text:p>
          </draw:text-box>
        </draw:frame>
        <draw:line draw:style-name="gr8" draw:text-style-name="P3" draw:layer="layout" svg:x1="17.133cm" svg:y1="5.969cm" svg:x2="17.083cm" svg:y2="6.015cm">
          <text:p/>
        </draw:line>
        <draw:frame draw:style-name="gr10" draw:text-style-name="P7" draw:layer="layout" svg:width="0.705cm" svg:height="0.788cm" svg:x="15.93cm" svg:y="5.609cm">
          <draw:text-box>
            <text:p text:style-name="P6"><text:span text:style-name="T1">I</text:span></text:p>
          </draw:text-box>
        </draw:frame>
        <draw:line draw:style-name="gr8" draw:text-style-name="P3" draw:layer="layout" svg:x1="18.239cm" svg:y1="6.315cm" svg:x2="18.189cm" svg:y2="6.361cm">
          <text:p/>
        </draw:line>
        <draw:frame draw:style-name="gr10" draw:text-style-name="P7" draw:layer="layout" svg:width="0.705cm" svg:height="0.788cm" svg:x="16.917cm" svg:y="5.947cm">
          <draw:text-box>
            <text:p text:style-name="P6"><text:span text:style-name="T1">O</text:span></text:p>
          </draw:text-box>
        </draw:frame>
        <draw:line draw:style-name="gr8" draw:text-style-name="P3" draw:layer="layout" svg:x1="20.69cm" svg:y1="4.743cm" svg:x2="18.858cm" svg:y2="6.53cm">
          <text:p/>
        </draw:line>
        <draw:polyline draw:style-name="gr9" draw:text-style-name="P3" draw:layer="layout" svg:width="3.498cm" svg:height="4.296cm" svg:x="15.711cm" svg:y="1.89cm" svg:viewBox="0 0 3499 4297" draw:points="0,0 123,3262 3499,4297">
          <text:p/>
        </draw:polyline>
        <draw:polyline draw:style-name="gr9" draw:text-style-name="P3" draw:layer="layout" svg:width="3.406cm" svg:height="4.192cm" svg:x="16.403cm" svg:y="1.409cm" svg:viewBox="0 0 3407 4193" draw:points="0,0 85,3208 3407,4193">
          <text:p/>
        </draw:polyline>
        <draw:polyline draw:style-name="gr9" draw:text-style-name="P3" draw:layer="layout" svg:width="3.319cm" svg:height="4.093cm" svg:x="17.061cm" svg:y="0.951cm" svg:viewBox="0 0 3320 4094" draw:points="0,0 51,3155 3320,4094">
          <text:p/>
        </draw:polyline>
        <draw:line draw:style-name="gr8" draw:text-style-name="P3" draw:layer="layout" svg:x1="19.181cm" svg:y1="6.178cm" svg:x2="19.267cm" svg:y2="6.205cm">
          <text:p/>
        </draw:line>
        <draw:frame draw:style-name="gr10" draw:text-style-name="P7" draw:layer="layout" svg:width="0.705cm" svg:height="0.788cm" svg:x="18.041cm" svg:y="6.295cm">
          <draw:text-box>
            <text:p text:style-name="P6"><text:span text:style-name="T1">B</text:span></text:p>
          </draw:text-box>
        </draw:frame>
        <draw:line draw:style-name="gr8" draw:text-style-name="P3" draw:layer="layout" svg:x1="19.781cm" svg:y1="5.593cm" svg:x2="19.866cm" svg:y2="5.618cm">
          <text:p/>
        </draw:line>
        <draw:frame draw:style-name="gr10" draw:text-style-name="P7" draw:layer="layout" svg:width="0.705cm" svg:height="0.788cm" svg:x="19.261cm" svg:y="6.127cm">
          <draw:text-box>
            <text:p text:style-name="P6"><text:span text:style-name="T1">I</text:span></text:p>
          </draw:text-box>
        </draw:frame>
        <draw:line draw:style-name="gr8" draw:text-style-name="P3" draw:layer="layout" svg:x1="20.352cm" svg:y1="5.036cm" svg:x2="20.435cm" svg:y2="5.061cm">
          <text:p/>
        </draw:line>
        <draw:frame draw:style-name="gr10" draw:text-style-name="P7" draw:layer="layout" svg:width="0.705cm" svg:height="0.788cm" svg:x="19.771cm" svg:y="5.538cm">
          <draw:text-box>
            <text:p text:style-name="P6"><text:span text:style-name="T1">O</text:span></text:p>
          </draw:text-box>
        </draw:frame>
        <draw:line draw:style-name="gr8" draw:text-style-name="P3" draw:layer="layout" svg:x1="20.689cm" svg:y1="4.744cm" svg:x2="20.825cm" svg:y2="1.523cm">
          <text:p/>
        </draw:line>
        <draw:polyline draw:style-name="gr9" draw:text-style-name="P3" draw:layer="layout" svg:width="5.243cm" svg:height="1.632cm" svg:x="15.448cm" svg:y="3.769cm" svg:viewBox="0 0 5244 1633" draw:points="5244,913 2002,0 0,1633">
          <text:p/>
        </draw:polyline>
        <draw:polyline draw:style-name="gr9" draw:text-style-name="P3" draw:layer="layout" svg:width="5.294cm" svg:height="1.604cm" svg:x="15.422cm" svg:y="3.191cm" svg:viewBox="0 0 5295 1605" draw:points="5295,897 2021,0 0,1605">
          <text:p/>
        </draw:polyline>
        <draw:polyline draw:style-name="gr9" draw:text-style-name="P3" draw:layer="layout" svg:width="5.348cm" svg:height="1.574cm" svg:x="15.394cm" svg:y="2.602cm" svg:viewBox="0 0 5349 1575" draw:points="5349,879 2043,0 0,1575">
          <text:p/>
        </draw:polyline>
        <draw:polyline draw:style-name="gr9" draw:text-style-name="P3" draw:layer="layout" svg:width="5.401cm" svg:height="1.541cm" svg:x="15.367cm" svg:y="2.003cm" svg:viewBox="0 0 5402 1542" draw:points="5402,862 2064,0 0,1542">
          <text:p/>
        </draw:polyline>
        <draw:polyline draw:style-name="gr9" draw:text-style-name="P3" draw:layer="layout" svg:width="5.456cm" svg:height="1.509cm" svg:x="15.338cm" svg:y="1.391cm" svg:viewBox="0 0 5457 1510" draw:points="5457,843 2086,0 0,1510">
          <text:p/>
        </draw:polyline>
        <draw:polyline draw:style-name="gr9" draw:text-style-name="P3" draw:layer="layout" svg:width="5.512cm" svg:height="1.474cm" svg:x="15.309cm" svg:y="0.768cm" svg:viewBox="0 0 5513 1475" draw:points="5513,823 2109,0 0,1475">
          <text:p/>
        </draw:polyline>
        <draw:line draw:style-name="gr8" draw:text-style-name="P3" draw:layer="layout" svg:x1="20.664cm" svg:y1="4.674cm" svg:x2="20.746cm" svg:y2="4.699cm">
          <text:p/>
        </draw:line>
        <draw:frame draw:style-name="gr10" draw:text-style-name="P7" draw:layer="layout" svg:width="0.705cm" svg:height="0.788cm" svg:x="20.357cm" svg:y="4.779cm">
          <draw:text-box>
            <text:p text:style-name="P6"><text:span text:style-name="T1">B</text:span></text:p>
          </draw:text-box>
        </draw:frame>
        <draw:line draw:style-name="gr8" draw:text-style-name="P3" draw:layer="layout" svg:x1="20.689cm" svg:y1="4.08cm" svg:x2="20.772cm" svg:y2="4.103cm">
          <text:p/>
        </draw:line>
        <draw:line draw:style-name="gr8" draw:text-style-name="P3" draw:layer="layout" svg:x1="20.714cm" svg:y1="3.474cm" svg:x2="20.798cm" svg:y2="3.497cm">
          <text:p/>
        </draw:line>
        <draw:line draw:style-name="gr8" draw:text-style-name="P3" draw:layer="layout" svg:x1="20.74cm" svg:y1="2.856cm" svg:x2="20.825cm" svg:y2="2.879cm">
          <text:p/>
        </draw:line>
        <draw:line draw:style-name="gr8" draw:text-style-name="P3" draw:layer="layout" svg:x1="20.766cm" svg:y1="2.226cm" svg:x2="20.852cm" svg:y2="2.249cm">
          <text:p/>
        </draw:line>
        <draw:line draw:style-name="gr8" draw:text-style-name="P3" draw:layer="layout" svg:x1="20.793cm" svg:y1="1.584cm" svg:x2="20.879cm" svg:y2="1.605cm">
          <text:p/>
        </draw:line>
        <draw:frame draw:style-name="gr10" draw:text-style-name="P7" draw:layer="layout" svg:width="0.984cm" svg:height="0.788cm" svg:x="20.713cm" svg:y="4.454cm">
          <draw:text-box>
            <text:p text:style-name="P6"><text:span text:style-name="T1">0.0</text:span></text:p>
          </draw:text-box>
        </draw:frame>
        <draw:polygon draw:style-name="gr13" draw:text-style-name="P10" draw:layer="layout" svg:width="1.299cm" svg:height="0.639cm" svg:x="16.865cm" svg:y="3.914cm" svg:viewBox="0 0 1300 640" draw:points="0,402 820,640 1300,230 490,0">
          <text:p/>
        </draw:polygon>
        <draw:polygon draw:style-name="gr11" draw:text-style-name="P8" draw:layer="layout" svg:width="0.825cm" svg:height="1.452cm" svg:x="17.34cm" svg:y="2.692cm" svg:viewBox="0 0 826 1453" draw:points="15,1223 825,1453 826,221 0,0">
          <text:p/>
        </draw:polygon>
        <draw:polygon draw:style-name="gr12" draw:text-style-name="P9" draw:layer="layout" svg:width="0.515cm" svg:height="1.623cm" svg:x="16.84cm" svg:y="2.692cm" svg:viewBox="0 0 516 1624" draw:points="25,1624 516,1222 501,0 0,386">
          <text:p/>
        </draw:polygon>
        <draw:polygon draw:style-name="gr12" draw:text-style-name="P9" draw:layer="layout" svg:width="0.49cm" svg:height="1.64cm" svg:x="17.675cm" svg:y="2.913cm" svg:viewBox="0 0 491 1641" draw:points="9,1641 490,1232 491,0 0,394">
          <text:p/>
        </draw:polygon>
        <draw:polygon draw:style-name="gr11" draw:text-style-name="P8" draw:layer="layout" svg:width="0.844cm" svg:height="1.475cm" svg:x="16.84cm" svg:y="3.078cm" svg:viewBox="0 0 845 1476" draw:points="25,1238 845,1476 836,229 0,0">
          <text:p/>
        </draw:polygon>
        <draw:polygon draw:style-name="gr13" draw:text-style-name="P10" draw:layer="layout" svg:width="1.325cm" svg:height="0.615cm" svg:x="16.84cm" svg:y="2.692cm" svg:viewBox="0 0 1326 616" draw:points="0,387 835,616 1326,222 500,0">
          <text:p/>
        </draw:polygon>
        <draw:polygon draw:style-name="gr13" draw:text-style-name="P10" draw:layer="layout" svg:width="1.334cm" svg:height="0.67cm" svg:x="16.227cm" svg:y="4.418cm" svg:viewBox="0 0 1335 671" draw:points="0,420 832,671 1335,240 514,0">
          <text:p/>
        </draw:polygon>
        <draw:polygon draw:style-name="gr11" draw:text-style-name="P8" draw:layer="layout" svg:width="0.849cm" svg:height="1.482cm" svg:x="16.712cm" svg:y="3.176cm" svg:viewBox="0 0 850 1483" draw:points="28,1243 850,1483 839,232 0,0">
          <text:p/>
        </draw:polygon>
        <draw:polygon draw:style-name="gr12" draw:text-style-name="P9" draw:layer="layout" svg:width="0.552cm" svg:height="1.662cm" svg:x="16.188cm" svg:y="3.176cm" svg:viewBox="0 0 553 1663" draw:points="39,1663 553,1243 525,0 0,404">
          <text:p/>
        </draw:polygon>
        <draw:polygon draw:style-name="gr12" draw:text-style-name="P9" draw:layer="layout" svg:width="0.525cm" svg:height="1.68cm" svg:x="17.036cm" svg:y="3.408cm" svg:viewBox="0 0 526 1681" draw:points="22,1681 526,1251 515,0 0,413">
          <text:p/>
        </draw:polygon>
        <draw:polygon draw:style-name="gr11" draw:text-style-name="P8" draw:layer="layout" svg:width="0.85cm" svg:height="0.75cm" svg:x="16.079cm" svg:y="4.448cm" svg:viewBox="0 0 851 751" draw:points="16,498 851,751 842,249 0,0">
          <text:p/>
        </draw:polygon>
        <draw:polygon draw:style-name="gr11" draw:text-style-name="P8" draw:layer="layout" svg:width="0.87cm" svg:height="1.508cm" svg:x="16.188cm" svg:y="3.58cm" svg:viewBox="0 0 871 1509" draw:points="39,1259 871,1509 849,242 0,0">
          <text:p/>
        </draw:polygon>
        <draw:polygon draw:style-name="gr13" draw:text-style-name="P10" draw:layer="layout" svg:width="1.362cm" svg:height="0.645cm" svg:x="16.188cm" svg:y="3.176cm" svg:viewBox="0 0 1363 646" draw:points="0,405 849,646 1363,232 524,0">
          <text:p/>
        </draw:polygon>
        <draw:polygon draw:style-name="gr12" draw:text-style-name="P9" draw:layer="layout" svg:width="0.56cm" svg:height="0.938cm" svg:x="15.535cm" svg:y="4.448cm" svg:viewBox="0 0 561 939" draw:points="22,939 561,497 545,0 0,435">
          <text:p/>
        </draw:polygon>
        <draw:polygon draw:style-name="gr13" draw:text-style-name="P10" draw:layer="layout" svg:width="1.372cm" svg:height="0.704cm" svg:x="15.557cm" svg:y="4.945cm" svg:viewBox="0 0 1373 705" draw:points="0,442 845,705 1373,253 539,0">
          <text:p/>
        </draw:polygon>
        <draw:polygon draw:style-name="gr13" draw:text-style-name="P10" draw:layer="layout" svg:width="1.385cm" svg:height="0.694cm" svg:x="15.535cm" svg:y="4.448cm" svg:viewBox="0 0 1386 695" draw:points="0,436 853,695 1386,250 545,0">
          <text:p/>
        </draw:polygon>
        <draw:polygon draw:style-name="gr12" draw:text-style-name="P9" draw:layer="layout" svg:width="0.542cm" svg:height="0.952cm" svg:x="16.387cm" svg:y="4.697cm" svg:viewBox="0 0 543 953" draw:points="14,953 543,501 534,0 0,445">
          <text:p/>
        </draw:polygon>
        <draw:polygon draw:style-name="gr11" draw:text-style-name="P8" draw:layer="layout" svg:width="0.866cm" svg:height="0.766cm" svg:x="15.535cm" svg:y="4.883cm" svg:viewBox="0 0 867 767" draw:points="22,504 867,767 853,260 0,0">
          <text:p/>
        </draw:polygon>
        <draw:polygon draw:style-name="gr14" draw:text-style-name="P11" draw:layer="layout" svg:width="0.833cm" svg:height="0.34cm" svg:x="18.368cm" svg:y="4.098cm" svg:viewBox="0 0 834 341" draw:points="0,104 832,341 834,237 1,0">
          <text:p/>
        </draw:polygon>
        <draw:polygon draw:style-name="gr15" draw:text-style-name="P12" draw:layer="layout" svg:width="0.478cm" svg:height="0.516cm" svg:x="17.891cm" svg:y="4.098cm" svg:viewBox="0 0 479 517" draw:points="1,517 478,104 479,0 0,412">
          <text:p/>
        </draw:polygon>
        <draw:polygon draw:style-name="gr16" draw:text-style-name="P13" draw:layer="layout" svg:width="1.307cm" svg:height="0.657cm" svg:x="17.892cm" svg:y="4.202cm" svg:viewBox="0 0 1308 658" draw:points="0,413 841,658 1308,237 476,0">
          <text:p/>
        </draw:polygon>
        <draw:polygon draw:style-name="gr16" draw:text-style-name="P13" draw:layer="layout" svg:width="1.31cm" svg:height="0.655cm" svg:x="17.891cm" svg:y="4.098cm" svg:viewBox="0 0 1311 656" draw:points="0,412 843,656 1311,237 478,0">
          <text:p/>
        </draw:polygon>
        <draw:polygon draw:style-name="gr15" draw:text-style-name="P12" draw:layer="layout" svg:width="0.468cm" svg:height="0.525cm" svg:x="18.733cm" svg:y="4.334cm" svg:viewBox="0 0 469 526" draw:points="0,526 467,104 469,0 1,420">
          <text:p/>
        </draw:polygon>
        <draw:polygon draw:style-name="gr14" draw:text-style-name="P11" draw:layer="layout" svg:width="0.843cm" svg:height="0.35cm" svg:x="17.891cm" svg:y="4.509cm" svg:viewBox="0 0 844 351" draw:points="1,105 843,351 844,245 0,0">
          <text:p/>
        </draw:polygon>
        <draw:polygon draw:style-name="gr16" draw:text-style-name="P13" draw:layer="layout" svg:width="1.345cm" svg:height="0.69cm" svg:x="17.269cm" svg:y="4.719cm" svg:viewBox="0 0 1346 691" draw:points="0,432 855,691 1346,248 500,0">
          <text:p/>
        </draw:polygon>
        <draw:polygon draw:style-name="gr14" draw:text-style-name="P11" draw:layer="layout" svg:width="0.884cm" svg:height="3.111cm" svg:x="17.753cm" svg:y="1.856cm" svg:viewBox="0 0 885 3112" draw:points="16,2864 862,3112 885,225 0,0">
          <text:p/>
        </draw:polygon>
        <draw:polygon draw:style-name="gr14" draw:text-style-name="P11" draw:layer="layout" svg:width="0.86cm" svg:height="0.367cm" svg:x="17.139cm" svg:y="5.155cm" svg:viewBox="0 0 861 368" draw:points="2,107 861,368 861,260 0,0">
          <text:p/>
        </draw:polygon>
        <draw:polygon draw:style-name="gr15" draw:text-style-name="P12" draw:layer="layout" svg:width="0.54cm" svg:height="3.295cm" svg:x="17.229cm" svg:y="1.856cm" svg:viewBox="0 0 541 3296" draw:points="40,3296 541,2863 525,0 0,394">
          <text:p/>
        </draw:polygon>
        <draw:polygon draw:style-name="gr15" draw:text-style-name="P12" draw:layer="layout" svg:width="0.528cm" svg:height="0.561cm" svg:x="16.613cm" svg:y="5.155cm" svg:viewBox="0 0 529 562" draw:points="2,562 529,107 527,0 0,454">
          <text:p/>
        </draw:polygon>
        <draw:polygon draw:style-name="gr16" draw:text-style-name="P13" draw:layer="layout" svg:width="1.384cm" svg:height="0.724cm" svg:x="16.615cm" svg:y="5.262cm" svg:viewBox="0 0 1385 725" draw:points="0,455 871,725 1385,261 526,0">
          <text:p/>
        </draw:polygon>
        <draw:polygon draw:style-name="gr16" draw:text-style-name="P13" draw:layer="layout" svg:width="1.386cm" svg:height="0.722cm" svg:x="16.613cm" svg:y="5.155cm" svg:viewBox="0 0 1387 723" draw:points="0,454 871,723 1387,259 526,0">
          <text:p/>
        </draw:polygon>
        <draw:polygon draw:style-name="gr15" draw:text-style-name="P12" draw:layer="layout" svg:width="0.513cm" svg:height="3.328cm" svg:x="18.124cm" svg:y="2.081cm" svg:viewBox="0 0 514 3329" draw:points="0,3329 491,2886 514,0 1,403">
          <text:p/>
        </draw:polygon>
        <draw:polygon draw:style-name="gr15" draw:text-style-name="P12" draw:layer="layout" svg:width="0.516cm" svg:height="0.572cm" svg:x="17.483cm" svg:y="5.414cm" svg:viewBox="0 0 517 573" draw:points="2,573 517,109 517,0 0,464">
          <text:p/>
        </draw:polygon>
        <draw:polygon draw:style-name="gr14" draw:text-style-name="P11" draw:layer="layout" svg:width="0.896cm" svg:height="3.159cm" svg:x="17.229cm" svg:y="2.25cm" svg:viewBox="0 0 897 3160" draw:points="40,2902 896,3160 897,234 0,0">
          <text:p/>
        </draw:polygon>
        <draw:polygon draw:style-name="gr14" draw:text-style-name="P11" draw:layer="layout" svg:width="0.872cm" svg:height="0.378cm" svg:x="16.613cm" svg:y="5.608cm" svg:viewBox="0 0 873 379" draw:points="2,108 873,379 871,270 0,0">
          <text:p/>
        </draw:polygon>
        <draw:polygon draw:style-name="gr16" draw:text-style-name="P13" draw:layer="layout" svg:width="1.408cm" svg:height="0.628cm" svg:x="17.229cm" svg:y="1.856cm" svg:viewBox="0 0 1409 629" draw:points="0,395 897,629 1409,225 525,0">
          <text:p/>
        </draw:polygon>
        <draw:polygon draw:style-name="gr17" draw:text-style-name="P14" draw:layer="layout" svg:width="0.858cm" svg:height="0.354cm" svg:x="19.41cm" svg:y="4.386cm" svg:viewBox="0 0 859 355" draw:points="0,113 855,355 859,242 2,0">
          <text:p/>
        </draw:polygon>
        <draw:polygon draw:style-name="gr18" draw:text-style-name="P15" draw:layer="layout" svg:width="0.466cm" svg:height="0.535cm" svg:x="18.946cm" svg:y="4.386cm" svg:viewBox="0 0 467 536" draw:points="0,536 465,112 467,0 2,423">
          <text:p/>
        </draw:polygon>
        <draw:polygon draw:style-name="gr19" draw:text-style-name="P16" draw:layer="layout" svg:width="1.318cm" svg:height="0.675cm" svg:x="18.946cm" svg:y="4.498cm" svg:viewBox="0 0 1319 676" draw:points="0,423 867,676 1319,242 465,0">
          <text:p/>
        </draw:polygon>
        <draw:polygon draw:style-name="gr19" draw:text-style-name="P16" draw:layer="layout" svg:width="1.32cm" svg:height="0.673cm" svg:x="18.948cm" svg:y="4.386cm" svg:viewBox="0 0 1321 674" draw:points="0,422 868,674 1321,241 465,0">
          <text:p/>
        </draw:polygon>
        <draw:polygon draw:style-name="gr18" draw:text-style-name="P15" draw:layer="layout" svg:width="0.456cm" svg:height="0.546cm" svg:x="19.812cm" svg:y="4.627cm" svg:viewBox="0 0 457 547" draw:points="0,547 453,114 457,0 3,433">
          <text:p/>
        </draw:polygon>
        <draw:polygon draw:style-name="gr17" draw:text-style-name="P14" draw:layer="layout" svg:width="0.869cm" svg:height="0.365cm" svg:x="18.946cm" svg:y="4.808cm" svg:viewBox="0 0 870 366" draw:points="0,113 867,366 870,252 2,0">
          <text:p/>
        </draw:polygon>
        <draw:polygon draw:style-name="gr19" draw:text-style-name="P16" draw:layer="layout" svg:width="1.355cm" svg:height="0.709cm" svg:x="18.341cm" svg:y="5.029cm" svg:viewBox="0 0 1356 710" draw:points="0,446 880,710 1356,255 487,0">
          <text:p/>
        </draw:polygon>
        <draw:polygon draw:style-name="gr17" draw:text-style-name="P14" draw:layer="layout" svg:width="0.906cm" svg:height="1.718cm" svg:x="18.828cm" svg:y="3.566cm" svg:viewBox="0 0 907 1719" draw:points="0,1464 869,1719 907,243 17,0">
          <text:p/>
        </draw:polygon>
        <draw:polygon draw:style-name="gr18" draw:text-style-name="P15" draw:layer="layout" svg:width="0.504cm" svg:height="1.908cm" svg:x="18.341cm" svg:y="3.566cm" svg:viewBox="0 0 505 1909" draw:points="0,1909 488,1464 505,0 6,425">
          <text:p/>
        </draw:polygon>
        <draw:polygon draw:style-name="gr18" draw:text-style-name="P15" draw:layer="layout" svg:width="0.513cm" svg:height="1.929cm" svg:x="19.221cm" svg:y="3.809cm" svg:viewBox="0 0 514 1930" draw:points="0,1930 476,1476 514,0 29,436">
          <text:p/>
        </draw:polygon>
        <draw:polygon draw:style-name="gr17" draw:text-style-name="P14" draw:layer="layout" svg:width="0.908cm" svg:height="1.747cm" svg:x="18.341cm" svg:y="3.991cm" svg:viewBox="0 0 909 1748" draw:points="0,1484 881,1748 909,254 6,0">
          <text:p/>
        </draw:polygon>
        <draw:polygon draw:style-name="gr19" draw:text-style-name="P16" draw:layer="layout" svg:width="1.387cm" svg:height="0.679cm" svg:x="18.347cm" svg:y="3.566cm" svg:viewBox="0 0 1388 680" draw:points="0,426 903,680 1388,244 499,0">
          <text:p/>
        </draw:polygon>
        <draw:polygon draw:style-name="gr19" draw:text-style-name="P16" draw:layer="layout" svg:width="1.395cm" svg:height="0.745cm" svg:x="17.705cm" svg:y="5.588cm" svg:viewBox="0 0 1396 746" draw:points="0,467 895,746 1396,267 511,0">
          <text:p/>
        </draw:polygon>
        <draw:polygon draw:style-name="gr17" draw:text-style-name="P14" draw:layer="layout" svg:width="0.908cm" svg:height="1.755cm" svg:x="18.216cm" svg:y="4.1cm" svg:viewBox="0 0 909 1756" draw:points="0,1489 885,1756 909,257 3,0">
          <text:p/>
        </draw:polygon>
        <draw:polygon draw:style-name="gr18" draw:text-style-name="P15" draw:layer="layout" svg:width="0.524cm" svg:height="1.955cm" svg:x="17.695cm" svg:y="4.1cm" svg:viewBox="0 0 525 1956" draw:points="10,1956 522,1489 525,0 0,448">
          <text:p/>
        </draw:polygon>
        <draw:polygon draw:style-name="gr18" draw:text-style-name="P15" draw:layer="layout" svg:width="0.524cm" svg:height="1.976cm" svg:x="18.6cm" svg:y="4.357cm" svg:viewBox="0 0 525 1977" draw:points="0,1977 501,1499 525,0 13,458">
          <text:p/>
        </draw:polygon>
        <draw:polygon draw:style-name="gr17" draw:text-style-name="P14" draw:layer="layout" svg:width="0.918cm" svg:height="1.785cm" svg:x="17.695cm" svg:y="4.548cm" svg:viewBox="0 0 919 1786" draw:points="10,1507 906,1786 919,267 0,0">
          <text:p/>
        </draw:polygon>
        <draw:polygon draw:style-name="gr19" draw:text-style-name="P16" draw:layer="layout" svg:width="1.429cm" svg:height="0.715cm" svg:x="17.695cm" svg:y="4.1cm" svg:viewBox="0 0 1430 716" draw:points="0,448 919,716 1430,257 525,0">
          <text:p/>
        </draw:polygon>
        <draw:polygon draw:style-name="gr1" draw:text-style-name="P1" draw:layer="layout" svg:width="6.985cm" svg:height="6.671cm" svg:x="22.069cm" svg:y="0.267cm" svg:viewBox="0 0 6986 6672" draw:points="0,6672 6986,6672 6986,0 0,0">
          <text:p/>
        </draw:polygon>
        <draw:polygon draw:style-name="gr2" draw:text-style-name="P2" draw:layer="layout" svg:width="2.144cm" svg:height="4.761cm" svg:x="22.85cm" svg:y="0.703cm" svg:viewBox="0 0 2145 4762" draw:points="145,4762 2145,3126 2112,0 0,1469">
          <text:p/>
        </draw:polygon>
        <draw:polyline draw:style-name="gr3" draw:text-style-name="P3" draw:layer="layout" svg:width="2.144cm" svg:height="4.761cm" svg:x="22.85cm" svg:y="0.703cm" svg:viewBox="0 0 2145 4762" draw:points="145,4762 2145,3126 2112,0 0,1469">
          <text:p/>
        </draw:polyline>
        <draw:polygon draw:style-name="gr4" draw:text-style-name="P4" draw:layer="layout" svg:width="3.407cm" svg:height="4.04cm" svg:x="24.961cm" svg:y="0.703cm" svg:viewBox="0 0 3408 4041" draw:points="33,3126 3272,4041 3408,820 0,0">
          <text:p/>
        </draw:polygon>
        <draw:polyline draw:style-name="gr5" draw:text-style-name="P3" draw:layer="layout" svg:width="3.407cm" svg:height="4.04cm" svg:x="24.961cm" svg:y="0.703cm" svg:viewBox="0 0 3408 4041" draw:points="33,3126 3272,4041 3408,820 0,0">
          <text:p/>
        </draw:polyline>
        <draw:polygon draw:style-name="gr6" draw:text-style-name="P5" draw:layer="layout" svg:width="5.237cm" svg:height="2.701cm" svg:x="22.995cm" svg:y="3.828cm" svg:viewBox="0 0 5238 2702" draw:points="0,1637 3408,2702 5238,916 2000,0">
          <text:p/>
        </draw:polygon>
        <draw:polyline draw:style-name="gr7" draw:text-style-name="P3" draw:layer="layout" svg:width="5.237cm" svg:height="2.701cm" svg:x="22.995cm" svg:y="3.828cm" svg:viewBox="0 0 5238 2702" draw:points="0,1637 3408,2702 5238,916 2000,0">
          <text:p/>
        </draw:polyline>
        <draw:line draw:style-name="gr8" draw:text-style-name="P3" draw:layer="layout" svg:x1="22.995cm" svg:y1="5.464cm" svg:x2="26.403cm" svg:y2="6.53cm">
          <text:p/>
        </draw:line>
        <draw:polyline draw:style-name="gr9" draw:text-style-name="P3" draw:layer="layout" svg:width="1.971cm" svg:height="4.803cm" svg:x="23.586cm" svg:y="0.845cm" svg:viewBox="0 0 1972 4804" draw:points="0,4804 1972,3143 1967,0">
          <text:p/>
        </draw:polyline>
        <draw:polyline draw:style-name="gr9" draw:text-style-name="P3" draw:layer="layout" svg:width="1.966cm" svg:height="4.88cm" svg:x="24.66cm" svg:y="1.104cm" svg:viewBox="0 0 1967 4881" draw:points="0,4881 1920,3173 1967,0">
          <text:p/>
        </draw:polyline>
        <draw:polyline draw:style-name="gr9" draw:text-style-name="P3" draw:layer="layout" svg:width="1.966cm" svg:height="4.96cm" svg:x="25.766cm" svg:y="1.37cm" svg:viewBox="0 0 1967 4961" draw:points="0,4961 1864,3203 1967,0">
          <text:p/>
        </draw:polyline>
        <draw:line draw:style-name="gr8" draw:text-style-name="P3" draw:layer="layout" svg:x1="23.604cm" svg:y1="5.634cm" svg:x2="23.552cm" svg:y2="5.678cm">
          <text:p/>
        </draw:line>
        <draw:frame draw:style-name="gr10" draw:text-style-name="P7" draw:layer="layout" svg:width="0.984cm" svg:height="0.788cm" svg:x="20.858cm" svg:y="1.167cm">
          <draw:text-box>
            <text:p text:style-name="P6"><text:span text:style-name="T1">1.0</text:span></text:p>
          </draw:text-box>
        </draw:frame>
        <draw:line draw:style-name="gr8" draw:text-style-name="P3" draw:layer="layout" svg:x1="24.677cm" svg:y1="5.969cm" svg:x2="24.626cm" svg:y2="6.015cm">
          <text:p/>
        </draw:line>
        <draw:frame draw:style-name="gr10" draw:text-style-name="P7" draw:layer="layout" svg:width="0.705cm" svg:height="0.788cm" svg:x="23.474cm" svg:y="5.609cm">
          <draw:text-box>
            <text:p text:style-name="P6"><text:span text:style-name="T1">I</text:span></text:p>
          </draw:text-box>
        </draw:frame>
        <draw:line draw:style-name="gr8" draw:text-style-name="P3" draw:layer="layout" svg:x1="25.783cm" svg:y1="6.315cm" svg:x2="25.733cm" svg:y2="6.361cm">
          <text:p/>
        </draw:line>
        <draw:frame draw:style-name="gr10" draw:text-style-name="P7" draw:layer="layout" svg:width="0.705cm" svg:height="0.788cm" svg:x="24.461cm" svg:y="5.947cm">
          <draw:text-box>
            <text:p text:style-name="P6"><text:span text:style-name="T1">O</text:span></text:p>
          </draw:text-box>
        </draw:frame>
        <draw:line draw:style-name="gr8" draw:text-style-name="P3" draw:layer="layout" svg:x1="28.233cm" svg:y1="4.743cm" svg:x2="26.402cm" svg:y2="6.53cm">
          <text:p/>
        </draw:line>
        <draw:polyline draw:style-name="gr9" draw:text-style-name="P3" draw:layer="layout" svg:width="3.498cm" svg:height="4.296cm" svg:x="23.255cm" svg:y="1.89cm" svg:viewBox="0 0 3499 4297" draw:points="0,0 122,3262 3499,4297">
          <text:p/>
        </draw:polyline>
        <draw:polyline draw:style-name="gr9" draw:text-style-name="P3" draw:layer="layout" svg:width="3.406cm" svg:height="4.192cm" svg:x="23.947cm" svg:y="1.409cm" svg:viewBox="0 0 3407 4193" draw:points="0,0 85,3208 3407,4193">
          <text:p/>
        </draw:polyline>
        <draw:polyline draw:style-name="gr9" draw:text-style-name="P3" draw:layer="layout" svg:width="3.319cm" svg:height="4.093cm" svg:x="24.605cm" svg:y="0.951cm" svg:viewBox="0 0 3320 4094" draw:points="0,0 51,3155 3320,4094">
          <text:p/>
        </draw:polyline>
        <draw:line draw:style-name="gr8" draw:text-style-name="P3" draw:layer="layout" svg:x1="26.725cm" svg:y1="6.178cm" svg:x2="26.811cm" svg:y2="6.205cm">
          <text:p/>
        </draw:line>
        <draw:frame draw:style-name="gr10" draw:text-style-name="P7" draw:layer="layout" svg:width="0.705cm" svg:height="0.788cm" svg:x="25.585cm" svg:y="6.295cm">
          <draw:text-box>
            <text:p text:style-name="P6"><text:span text:style-name="T1">B</text:span></text:p>
          </draw:text-box>
        </draw:frame>
        <draw:line draw:style-name="gr8" draw:text-style-name="P3" draw:layer="layout" svg:x1="27.325cm" svg:y1="5.593cm" svg:x2="27.409cm" svg:y2="5.618cm">
          <text:p/>
        </draw:line>
        <draw:frame draw:style-name="gr10" draw:text-style-name="P7" draw:layer="layout" svg:width="0.705cm" svg:height="0.788cm" svg:x="26.805cm" svg:y="6.127cm">
          <draw:text-box>
            <text:p text:style-name="P6"><text:span text:style-name="T1">I</text:span></text:p>
          </draw:text-box>
        </draw:frame>
        <draw:line draw:style-name="gr8" draw:text-style-name="P3" draw:layer="layout" svg:x1="27.896cm" svg:y1="5.036cm" svg:x2="27.979cm" svg:y2="5.061cm">
          <text:p/>
        </draw:line>
        <draw:frame draw:style-name="gr10" draw:text-style-name="P7" draw:layer="layout" svg:width="0.705cm" svg:height="0.788cm" svg:x="27.315cm" svg:y="5.538cm">
          <draw:text-box>
            <text:p text:style-name="P6"><text:span text:style-name="T1">O</text:span></text:p>
          </draw:text-box>
        </draw:frame>
        <draw:line draw:style-name="gr8" draw:text-style-name="P3" draw:layer="layout" svg:x1="28.232cm" svg:y1="4.744cm" svg:x2="28.369cm" svg:y2="1.523cm">
          <text:p/>
        </draw:line>
        <draw:polyline draw:style-name="gr9" draw:text-style-name="P3" draw:layer="layout" svg:width="5.243cm" svg:height="1.632cm" svg:x="22.992cm" svg:y="3.769cm" svg:viewBox="0 0 5244 1633" draw:points="5244,913 2002,0 0,1633">
          <text:p/>
        </draw:polyline>
        <draw:polyline draw:style-name="gr9" draw:text-style-name="P3" draw:layer="layout" svg:width="5.295cm" svg:height="1.604cm" svg:x="22.965cm" svg:y="3.191cm" svg:viewBox="0 0 5296 1605" draw:points="5296,897 2023,0 0,1605">
          <text:p/>
        </draw:polyline>
        <draw:polyline draw:style-name="gr9" draw:text-style-name="P3" draw:layer="layout" svg:width="5.348cm" svg:height="1.574cm" svg:x="22.938cm" svg:y="2.602cm" svg:viewBox="0 0 5349 1575" draw:points="5349,879 2044,0 0,1575">
          <text:p/>
        </draw:polyline>
        <draw:polyline draw:style-name="gr9" draw:text-style-name="P3" draw:layer="layout" svg:width="5.402cm" svg:height="1.541cm" svg:x="22.91cm" svg:y="2.003cm" svg:viewBox="0 0 5403 1542" draw:points="5403,862 2066,0 0,1542">
          <text:p/>
        </draw:polyline>
        <draw:polyline draw:style-name="gr9" draw:text-style-name="P3" draw:layer="layout" svg:width="5.456cm" svg:height="1.509cm" svg:x="22.882cm" svg:y="1.391cm" svg:viewBox="0 0 5457 1510" draw:points="5457,843 2087,0 0,1510">
          <text:p/>
        </draw:polyline>
        <draw:polyline draw:style-name="gr9" draw:text-style-name="P3" draw:layer="layout" svg:width="5.512cm" svg:height="1.474cm" svg:x="22.853cm" svg:y="0.768cm" svg:viewBox="0 0 5513 1475" draw:points="5513,823 2109,0 0,1475">
          <text:p/>
        </draw:polyline>
        <draw:line draw:style-name="gr8" draw:text-style-name="P3" draw:layer="layout" svg:x1="28.208cm" svg:y1="4.674cm" svg:x2="28.29cm" svg:y2="4.699cm">
          <text:p/>
        </draw:line>
        <draw:frame draw:style-name="gr10" draw:text-style-name="P7" draw:layer="layout" svg:width="0.705cm" svg:height="0.788cm" svg:x="27.901cm" svg:y="4.979cm">
          <draw:text-box>
            <text:p text:style-name="P6"><text:span text:style-name="T1">B</text:span></text:p>
          </draw:text-box>
        </draw:frame>
        <draw:line draw:style-name="gr8" draw:text-style-name="P3" draw:layer="layout" svg:x1="28.233cm" svg:y1="4.08cm" svg:x2="28.316cm" svg:y2="4.103cm">
          <text:p/>
        </draw:line>
        <draw:line draw:style-name="gr8" draw:text-style-name="P3" draw:layer="layout" svg:x1="28.258cm" svg:y1="3.474cm" svg:x2="28.342cm" svg:y2="3.497cm">
          <text:p/>
        </draw:line>
        <draw:line draw:style-name="gr8" draw:text-style-name="P3" draw:layer="layout" svg:x1="28.284cm" svg:y1="2.856cm" svg:x2="28.368cm" svg:y2="2.879cm">
          <text:p/>
        </draw:line>
        <draw:line draw:style-name="gr8" draw:text-style-name="P3" draw:layer="layout" svg:x1="28.31cm" svg:y1="2.226cm" svg:x2="28.395cm" svg:y2="2.249cm">
          <text:p/>
        </draw:line>
        <draw:line draw:style-name="gr8" draw:text-style-name="P3" draw:layer="layout" svg:x1="28.337cm" svg:y1="1.584cm" svg:x2="28.423cm" svg:y2="1.605cm">
          <text:p/>
        </draw:line>
        <draw:frame draw:style-name="gr10" draw:text-style-name="P7" draw:layer="layout" svg:width="0.984cm" svg:height="0.788cm" svg:x="28.257cm" svg:y="4.254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15cm" svg:height="0.75cm" svg:x="24.893cm" svg:y="3.394cm" svg:viewBox="0 0 816 751" draw:points="6,520 815,751 816,226 0,0">
          <text:p/>
        </draw:polygon>
        <draw:polygon draw:style-name="gr12" draw:text-style-name="P9" draw:layer="layout" svg:width="0.5cm" svg:height="0.921cm" svg:x="24.399cm" svg:y="3.394cm" svg:viewBox="0 0 501 922" draw:points="10,922 501,520 495,0 0,395">
          <text:p/>
        </draw:polygon>
        <draw:polygon draw:style-name="gr13" draw:text-style-name="P10" draw:layer="layout" svg:width="1.298cm" svg:height="0.639cm" svg:x="24.409cm" svg:y="3.914cm" svg:viewBox="0 0 1299 640" draw:points="0,402 819,640 1299,230 490,0">
          <text:p/>
        </draw:polygon>
        <draw:polygon draw:style-name="gr13" draw:text-style-name="P10" draw:layer="layout" svg:width="1.309cm" svg:height="0.629cm" svg:x="24.399cm" svg:y="3.394cm" svg:viewBox="0 0 1310 630" draw:points="0,396 825,630 1310,227 494,0">
          <text:p/>
        </draw:polygon>
        <draw:polygon draw:style-name="gr12" draw:text-style-name="P9" draw:layer="layout" svg:width="0.484cm" svg:height="0.933cm" svg:x="25.224cm" svg:y="3.62cm" svg:viewBox="0 0 485 934" draw:points="4,934 484,524 485,0 0,403">
          <text:p/>
        </draw:polygon>
        <draw:polygon draw:style-name="gr11" draw:text-style-name="P8" draw:layer="layout" svg:width="0.829cm" svg:height="0.764cm" svg:x="24.399cm" svg:y="3.789cm" svg:viewBox="0 0 830 765" draw:points="10,527 830,765 826,234 0,0">
          <text:p/>
        </draw:polygon>
        <draw:polygon draw:style-name="gr11" draw:text-style-name="P8" draw:layer="layout" svg:width="0.833cm" svg:height="0.769cm" svg:x="24.272cm" svg:y="3.889cm" svg:viewBox="0 0 834 770" draw:points="12,530 834,770 829,237 0,0">
          <text:p/>
        </draw:polygon>
        <draw:polygon draw:style-name="gr12" draw:text-style-name="P9" draw:layer="layout" svg:width="0.53cm" svg:height="0.949cm" svg:x="23.754cm" svg:y="3.889cm" svg:viewBox="0 0 531 950" draw:points="17,950 531,530 519,0 0,415">
          <text:p/>
        </draw:polygon>
        <draw:polygon draw:style-name="gr13" draw:text-style-name="P10" draw:layer="layout" svg:width="1.334cm" svg:height="0.67cm" svg:x="23.771cm" svg:y="4.418cm" svg:viewBox="0 0 1335 671" draw:points="0,420 831,671 1335,240 513,0">
          <text:p/>
        </draw:polygon>
        <draw:polygon draw:style-name="gr13" draw:text-style-name="P10" draw:layer="layout" svg:width="1.346cm" svg:height="0.66cm" svg:x="23.754cm" svg:y="3.889cm" svg:viewBox="0 0 1347 661" draw:points="0,415 839,661 1347,237 518,0">
          <text:p/>
        </draw:polygon>
        <draw:polygon draw:style-name="gr12" draw:text-style-name="P9" draw:layer="layout" svg:width="0.512cm" svg:height="0.962cm" svg:x="24.593cm" svg:y="4.126cm" svg:viewBox="0 0 513 963" draw:points="9,963 513,533 508,0 0,424">
          <text:p/>
        </draw:polygon>
        <draw:polygon draw:style-name="gr11" draw:text-style-name="P8" draw:layer="layout" svg:width="0.848cm" svg:height="0.785cm" svg:x="23.754cm" svg:y="4.303cm" svg:viewBox="0 0 849 786" draw:points="17,536 849,786 840,247 0,0">
          <text:p/>
        </draw:polygon>
        <draw:polygon draw:style-name="gr13" draw:text-style-name="P10" draw:layer="layout" svg:width="1.373cm" svg:height="0.704cm" svg:x="23.1cm" svg:y="4.945cm" svg:viewBox="0 0 1374 705" draw:points="0,442 845,705 1374,253 539,0">
          <text:p/>
        </draw:polygon>
        <draw:polygon draw:style-name="gr11" draw:text-style-name="P8" draw:layer="layout" svg:width="0.899cm" svg:height="2.215cm" svg:x="23.574cm" svg:y="2.983cm" svg:viewBox="0 0 900 2216" draw:points="65,1963 900,2216 862,238 0,0">
          <text:p/>
        </draw:polygon>
        <draw:polygon draw:style-name="gr12" draw:text-style-name="P9" draw:layer="layout" svg:width="0.622cm" svg:height="2.403cm" svg:x="23.017cm" svg:y="2.983cm" svg:viewBox="0 0 623 2404" draw:points="83,2404 623,1963 558,0 0,416">
          <text:p/>
        </draw:polygon>
        <draw:polygon draw:style-name="gr12" draw:text-style-name="P9" draw:layer="layout" svg:width="0.585cm" svg:height="2.428cm" svg:x="23.888cm" svg:y="3.221cm" svg:viewBox="0 0 586 2429" draw:points="57,2429 586,1978 548,0 0,426">
          <text:p/>
        </draw:polygon>
        <draw:polygon draw:style-name="gr11" draw:text-style-name="P8" draw:layer="layout" svg:width="0.928cm" svg:height="2.25cm" svg:x="23.017cm" svg:y="3.399cm" svg:viewBox="0 0 929 2251" draw:points="83,1987 929,2251 872,247 0,0">
          <text:p/>
        </draw:polygon>
        <draw:polygon draw:style-name="gr13" draw:text-style-name="P10" draw:layer="layout" svg:width="1.418cm" svg:height="0.663cm" svg:x="23.017cm" svg:y="2.983cm" svg:viewBox="0 0 1419 664" draw:points="0,416 872,664 1419,238 558,0">
          <text:p/>
        </draw:polygon>
        <draw:polygon draw:style-name="gr14" draw:text-style-name="P11" draw:layer="layout" svg:width="0.833cm" svg:height="0.321cm" svg:x="25.912cm" svg:y="4.117cm" svg:viewBox="0 0 834 322" draw:points="0,85 832,322 834,237 1,0">
          <text:p/>
        </draw:polygon>
        <draw:polygon draw:style-name="gr15" draw:text-style-name="P12" draw:layer="layout" svg:width="0.478cm" svg:height="0.497cm" svg:x="25.435cm" svg:y="4.117cm" svg:viewBox="0 0 479 498" draw:points="0,498 478,85 479,0 0,412">
          <text:p/>
        </draw:polygon>
        <draw:polygon draw:style-name="gr16" draw:text-style-name="P13" draw:layer="layout" svg:width="1.308cm" svg:height="0.657cm" svg:x="25.435cm" svg:y="4.202cm" svg:viewBox="0 0 1309 658" draw:points="0,413 843,658 1309,237 478,0">
          <text:p/>
        </draw:polygon>
        <draw:polygon draw:style-name="gr16" draw:text-style-name="P13" draw:layer="layout" svg:width="1.31cm" svg:height="0.656cm" svg:x="25.435cm" svg:y="4.117cm" svg:viewBox="0 0 1311 657" draw:points="0,412 844,657 1311,237 479,0">
          <text:p/>
        </draw:polygon>
        <draw:polygon draw:style-name="gr15" draw:text-style-name="P12" draw:layer="layout" svg:width="0.468cm" svg:height="0.506cm" svg:x="26.277cm" svg:y="4.353cm" svg:viewBox="0 0 469 507" draw:points="0,507 467,85 469,0 1,420">
          <text:p/>
        </draw:polygon>
        <draw:polygon draw:style-name="gr14" draw:text-style-name="P11" draw:layer="layout" svg:width="0.843cm" svg:height="0.331cm" svg:x="25.435cm" svg:y="4.528cm" svg:viewBox="0 0 844 332" draw:points="0,86 843,332 844,245 0,0">
          <text:p/>
        </draw:polygon>
        <draw:polygon draw:style-name="gr16" draw:text-style-name="P13" draw:layer="layout" svg:width="1.344cm" svg:height="0.69cm" svg:x="24.813cm" svg:y="4.719cm" svg:viewBox="0 0 1345 691" draw:points="0,432 856,691 1345,248 501,0">
          <text:p/>
        </draw:polygon>
        <draw:polygon draw:style-name="gr14" draw:text-style-name="P11" draw:layer="layout" svg:width="0.885cm" svg:height="3.153cm" svg:x="25.297cm" svg:y="1.814cm" svg:viewBox="0 0 886 3154" draw:points="16,2905 861,3154 886,225 0,0">
          <text:p/>
        </draw:polygon>
        <draw:polygon draw:style-name="gr14" draw:text-style-name="P11" draw:layer="layout" svg:width="0.86cm" svg:height="0.347cm" svg:x="24.683cm" svg:y="5.175cm" svg:viewBox="0 0 861 348" draw:points="2,87 861,348 861,260 0,0">
          <text:p/>
        </draw:polygon>
        <draw:polygon draw:style-name="gr15" draw:text-style-name="P12" draw:layer="layout" svg:width="0.541cm" svg:height="3.337cm" svg:x="24.772cm" svg:y="1.814cm" svg:viewBox="0 0 542 3338" draw:points="41,3338 542,2905 526,0 0,393">
          <text:p/>
        </draw:polygon>
        <draw:polygon draw:style-name="gr15" draw:text-style-name="P12" draw:layer="layout" svg:width="0.528cm" svg:height="0.541cm" svg:x="24.157cm" svg:y="5.175cm" svg:viewBox="0 0 529 542" draw:points="2,542 529,87 527,0 0,452">
          <text:p/>
        </draw:polygon>
        <draw:polygon draw:style-name="gr16" draw:text-style-name="P13" draw:layer="layout" svg:width="1.384cm" svg:height="0.724cm" svg:x="24.159cm" svg:y="5.262cm" svg:viewBox="0 0 1385 725" draw:points="0,455 870,725 1385,261 527,0">
          <text:p/>
        </draw:polygon>
        <draw:polygon draw:style-name="gr16" draw:text-style-name="P13" draw:layer="layout" svg:width="1.386cm" svg:height="0.722cm" svg:x="24.157cm" svg:y="5.175cm" svg:viewBox="0 0 1387 723" draw:points="0,453 871,723 1387,260 527,0">
          <text:p/>
        </draw:polygon>
        <draw:polygon draw:style-name="gr15" draw:text-style-name="P12" draw:layer="layout" svg:width="0.514cm" svg:height="3.37cm" svg:x="25.668cm" svg:y="2.039cm" svg:viewBox="0 0 515 3371" draw:points="0,3371 490,2928 515,0 1,402">
          <text:p/>
        </draw:polygon>
        <draw:polygon draw:style-name="gr15" draw:text-style-name="P12" draw:layer="layout" svg:width="0.516cm" svg:height="0.552cm" svg:x="25.027cm" svg:y="5.434cm" svg:viewBox="0 0 517 553" draw:points="1,553 517,88 517,0 0,464">
          <text:p/>
        </draw:polygon>
        <draw:polygon draw:style-name="gr14" draw:text-style-name="P11" draw:layer="layout" svg:width="0.897cm" svg:height="3.202cm" svg:x="24.772cm" svg:y="2.207cm" svg:viewBox="0 0 898 3203" draw:points="41,2945 897,3203 898,234 0,0">
          <text:p/>
        </draw:polygon>
        <draw:polygon draw:style-name="gr14" draw:text-style-name="P11" draw:layer="layout" svg:width="0.871cm" svg:height="0.359cm" svg:x="24.157cm" svg:y="5.627cm" svg:viewBox="0 0 872 360" draw:points="2,89 872,360 871,270 0,0">
          <text:p/>
        </draw:polygon>
        <draw:polygon draw:style-name="gr16" draw:text-style-name="P13" draw:layer="layout" svg:width="1.41cm" svg:height="0.627cm" svg:x="24.772cm" svg:y="1.814cm" svg:viewBox="0 0 1411 628" draw:points="0,394 897,628 1411,225 525,0">
          <text:p/>
        </draw:polygon>
        <draw:polygon draw:style-name="gr17" draw:text-style-name="P14" draw:layer="layout" svg:width="0.859cm" svg:height="0.409cm" svg:x="26.954cm" svg:y="4.331cm" svg:viewBox="0 0 860 410" draw:points="0,167 854,410 860,241 3,0">
          <text:p/>
        </draw:polygon>
        <draw:polygon draw:style-name="gr18" draw:text-style-name="P15" draw:layer="layout" svg:width="0.467cm" svg:height="0.59cm" svg:x="26.49cm" svg:y="4.331cm" svg:viewBox="0 0 468 591" draw:points="0,591 465,168 468,0 2,422">
          <text:p/>
        </draw:polygon>
        <draw:polygon draw:style-name="gr19" draw:text-style-name="P16" draw:layer="layout" svg:width="1.317cm" svg:height="0.675cm" svg:x="26.49cm" svg:y="4.498cm" svg:viewBox="0 0 1318 676" draw:points="0,423 867,676 1318,242 464,0">
          <text:p/>
        </draw:polygon>
        <draw:polygon draw:style-name="gr19" draw:text-style-name="P16" draw:layer="layout" svg:width="1.321cm" svg:height="0.672cm" svg:x="26.492cm" svg:y="4.331cm" svg:viewBox="0 0 1322 673" draw:points="0,422 869,673 1322,242 465,0">
          <text:p/>
        </draw:polygon>
        <draw:polygon draw:style-name="gr18" draw:text-style-name="P15" draw:layer="layout" svg:width="0.457cm" svg:height="0.601cm" svg:x="27.356cm" svg:y="4.572cm" svg:viewBox="0 0 458 602" draw:points="0,602 452,168 458,0 4,431">
          <text:p/>
        </draw:polygon>
        <draw:polygon draw:style-name="gr17" draw:text-style-name="P14" draw:layer="layout" svg:width="0.87cm" svg:height="0.421cm" svg:x="26.49cm" svg:y="4.752cm" svg:viewBox="0 0 871 422" draw:points="0,170 867,422 871,252 2,0">
          <text:p/>
        </draw:polygon>
        <draw:polygon draw:style-name="gr19" draw:text-style-name="P16" draw:layer="layout" svg:width="1.355cm" svg:height="0.709cm" svg:x="25.885cm" svg:y="5.029cm" svg:viewBox="0 0 1356 710" draw:points="0,446 881,710 1356,255 486,0">
          <text:p/>
        </draw:polygon>
        <draw:polygon draw:style-name="gr17" draw:text-style-name="P14" draw:layer="layout" svg:width="0.906cm" svg:height="1.689cm" svg:x="26.371cm" svg:y="3.595cm" svg:viewBox="0 0 907 1690" draw:points="0,1435 870,1690 907,244 17,0">
          <text:p/>
        </draw:polygon>
        <draw:polygon draw:style-name="gr18" draw:text-style-name="P15" draw:layer="layout" svg:width="0.503cm" svg:height="1.879cm" svg:x="25.885cm" svg:y="3.595cm" svg:viewBox="0 0 504 1880" draw:points="0,1880 487,1435 504,0 5,426">
          <text:p/>
        </draw:polygon>
        <draw:polygon draw:style-name="gr18" draw:text-style-name="P15" draw:layer="layout" svg:width="0.512cm" svg:height="1.899cm" svg:x="26.765cm" svg:y="3.839cm" svg:viewBox="0 0 513 1900" draw:points="0,1900 476,1446 513,0 27,436">
          <text:p/>
        </draw:polygon>
        <draw:polygon draw:style-name="gr17" draw:text-style-name="P14" draw:layer="layout" svg:width="0.907cm" svg:height="1.717cm" svg:x="25.885cm" svg:y="4.021cm" svg:viewBox="0 0 908 1718" draw:points="0,1454 881,1718 908,254 5,0">
          <text:p/>
        </draw:polygon>
        <draw:polygon draw:style-name="gr19" draw:text-style-name="P16" draw:layer="layout" svg:width="1.387cm" svg:height="0.68cm" svg:x="25.89cm" svg:y="3.595cm" svg:viewBox="0 0 1388 681" draw:points="0,427 902,681 1388,245 498,0">
          <text:p/>
        </draw:polygon>
        <draw:polygon draw:style-name="gr19" draw:text-style-name="P16" draw:layer="layout" svg:width="1.394cm" svg:height="0.745cm" svg:x="25.249cm" svg:y="5.588cm" svg:viewBox="0 0 1395 746" draw:points="0,467 896,746 1395,267 511,0">
          <text:p/>
        </draw:polygon>
        <draw:polygon draw:style-name="gr17" draw:text-style-name="P14" draw:layer="layout" svg:width="0.907cm" svg:height="1.725cm" svg:x="25.76cm" svg:y="4.13cm" svg:viewBox="0 0 908 1726" draw:points="0,1459 884,1726 908,257 3,0">
          <text:p/>
        </draw:polygon>
        <draw:polygon draw:style-name="gr18" draw:text-style-name="P15" draw:layer="layout" svg:width="0.524cm" svg:height="1.925cm" svg:x="25.239cm" svg:y="4.13cm" svg:viewBox="0 0 525 1926" draw:points="10,1926 522,1459 525,0 0,448">
          <text:p/>
        </draw:polygon>
        <draw:polygon draw:style-name="gr18" draw:text-style-name="P15" draw:layer="layout" svg:width="0.523cm" svg:height="1.947cm" svg:x="26.144cm" svg:y="4.386cm" svg:viewBox="0 0 524 1948" draw:points="0,1948 500,1470 524,0 12,459">
          <text:p/>
        </draw:polygon>
        <draw:polygon draw:style-name="gr17" draw:text-style-name="P14" draw:layer="layout" svg:width="0.917cm" svg:height="1.755cm" svg:x="25.239cm" svg:y="4.578cm" svg:viewBox="0 0 918 1756" draw:points="10,1477 906,1756 918,267 0,0">
          <text:p/>
        </draw:polygon>
        <draw:polygon draw:style-name="gr19" draw:text-style-name="P16" draw:layer="layout" svg:width="1.428cm" svg:height="0.715cm" svg:x="25.239cm" svg:y="4.13cm" svg:viewBox="0 0 1429 716" draw:points="0,448 917,716 1429,256 524,0">
          <text:p/>
        </draw:polygon>
        <draw:polygon draw:style-name="gr1" draw:text-style-name="P1" draw:layer="layout" svg:width="6.985cm" svg:height="6.671cm" svg:x="29.613cm" svg:y="0.267cm" svg:viewBox="0 0 6986 6672" draw:points="0,6672 6986,6672 6986,0 0,0">
          <text:p/>
        </draw:polygon>
        <draw:polygon draw:style-name="gr2" draw:text-style-name="P2" draw:layer="layout" svg:width="2.144cm" svg:height="4.761cm" svg:x="30.394cm" svg:y="0.703cm" svg:viewBox="0 0 2145 4762" draw:points="145,4762 2145,3126 2112,0 0,1469">
          <text:p/>
        </draw:polygon>
        <draw:polyline draw:style-name="gr3" draw:text-style-name="P3" draw:layer="layout" svg:width="2.144cm" svg:height="4.761cm" svg:x="30.394cm" svg:y="0.703cm" svg:viewBox="0 0 2145 4762" draw:points="145,4762 2145,3126 2112,0 0,1469">
          <text:p/>
        </draw:polyline>
        <draw:polygon draw:style-name="gr4" draw:text-style-name="P4" draw:layer="layout" svg:width="3.407cm" svg:height="4.04cm" svg:x="32.505cm" svg:y="0.703cm" svg:viewBox="0 0 3408 4041" draw:points="33,3126 3272,4041 3408,820 0,0">
          <text:p/>
        </draw:polygon>
        <draw:polyline draw:style-name="gr5" draw:text-style-name="P3" draw:layer="layout" svg:width="3.407cm" svg:height="4.04cm" svg:x="32.505cm" svg:y="0.703cm" svg:viewBox="0 0 3408 4041" draw:points="33,3126 3272,4041 3408,820 0,0">
          <text:p/>
        </draw:polyline>
        <draw:polygon draw:style-name="gr6" draw:text-style-name="P5" draw:layer="layout" svg:width="5.237cm" svg:height="2.701cm" svg:x="30.539cm" svg:y="3.828cm" svg:viewBox="0 0 5238 2702" draw:points="0,1637 3407,2702 5238,916 1999,0">
          <text:p/>
        </draw:polygon>
        <draw:polyline draw:style-name="gr7" draw:text-style-name="P3" draw:layer="layout" svg:width="5.237cm" svg:height="2.701cm" svg:x="30.539cm" svg:y="3.828cm" svg:viewBox="0 0 5238 2702" draw:points="0,1637 3407,2702 5238,916 1999,0">
          <text:p/>
        </draw:polyline>
        <draw:line draw:style-name="gr8" draw:text-style-name="P3" draw:layer="layout" svg:x1="30.539cm" svg:y1="5.464cm" svg:x2="33.947cm" svg:y2="6.53cm">
          <text:p/>
        </draw:line>
        <draw:polyline draw:style-name="gr9" draw:text-style-name="P3" draw:layer="layout" svg:width="1.972cm" svg:height="4.803cm" svg:x="31.129cm" svg:y="0.845cm" svg:viewBox="0 0 1973 4804" draw:points="0,4804 1973,3143 1968,0">
          <text:p/>
        </draw:polyline>
        <draw:polyline draw:style-name="gr9" draw:text-style-name="P3" draw:layer="layout" svg:width="1.967cm" svg:height="4.88cm" svg:x="32.203cm" svg:y="1.104cm" svg:viewBox="0 0 1968 4881" draw:points="0,4881 1921,3173 1968,0">
          <text:p/>
        </draw:polyline>
        <draw:polyline draw:style-name="gr9" draw:text-style-name="P3" draw:layer="layout" svg:width="1.967cm" svg:height="4.96cm" svg:x="33.309cm" svg:y="1.37cm" svg:viewBox="0 0 1968 4961" draw:points="0,4961 1865,3203 1968,0">
          <text:p/>
        </draw:polyline>
        <draw:line draw:style-name="gr8" draw:text-style-name="P3" draw:layer="layout" svg:x1="31.147cm" svg:y1="5.634cm" svg:x2="31.095cm" svg:y2="5.678cm">
          <text:p/>
        </draw:line>
        <draw:frame draw:style-name="gr10" draw:text-style-name="P7" draw:layer="layout" svg:width="0.984cm" svg:height="0.788cm" svg:x="28.402cm" svg:y="1.167cm">
          <draw:text-box>
            <text:p text:style-name="P6"><text:span text:style-name="T1">1.0</text:span></text:p>
          </draw:text-box>
        </draw:frame>
        <draw:line draw:style-name="gr8" draw:text-style-name="P3" draw:layer="layout" svg:x1="32.221cm" svg:y1="5.969cm" svg:x2="32.17cm" svg:y2="6.015cm">
          <text:p/>
        </draw:line>
        <draw:frame draw:style-name="gr10" draw:text-style-name="P7" draw:layer="layout" svg:width="0.705cm" svg:height="0.788cm" svg:x="30.841cm" svg:y="5.585cm">
          <draw:text-box>
            <text:p text:style-name="P6"><text:span text:style-name="T1">I</text:span></text:p>
          </draw:text-box>
        </draw:frame>
        <draw:line draw:style-name="gr8" draw:text-style-name="P3" draw:layer="layout" svg:x1="33.326cm" svg:y1="6.315cm" svg:x2="33.277cm" svg:y2="6.361cm">
          <text:p/>
        </draw:line>
        <draw:frame draw:style-name="gr10" draw:text-style-name="P7" draw:layer="layout" svg:width="0.705cm" svg:height="0.788cm" svg:x="31.828cm" svg:y="5.923cm">
          <draw:text-box>
            <text:p text:style-name="P6"><text:span text:style-name="T1">O</text:span></text:p>
          </draw:text-box>
        </draw:frame>
        <draw:line draw:style-name="gr8" draw:text-style-name="P3" draw:layer="layout" svg:x1="35.777cm" svg:y1="4.743cm" svg:x2="33.946cm" svg:y2="6.53cm">
          <text:p/>
        </draw:line>
        <draw:polyline draw:style-name="gr9" draw:text-style-name="P3" draw:layer="layout" svg:width="3.498cm" svg:height="4.296cm" svg:x="30.799cm" svg:y="1.89cm" svg:viewBox="0 0 3499 4297" draw:points="0,0 122,3262 3499,4297">
          <text:p/>
        </draw:polyline>
        <draw:polyline draw:style-name="gr9" draw:text-style-name="P3" draw:layer="layout" svg:width="3.406cm" svg:height="4.192cm" svg:x="31.491cm" svg:y="1.409cm" svg:viewBox="0 0 3407 4193" draw:points="0,0 85,3208 3407,4193">
          <text:p/>
        </draw:polyline>
        <draw:polyline draw:style-name="gr9" draw:text-style-name="P3" draw:layer="layout" svg:width="3.319cm" svg:height="4.093cm" svg:x="32.148cm" svg:y="0.951cm" svg:viewBox="0 0 3320 4094" draw:points="0,0 51,3155 3320,4094">
          <text:p/>
        </draw:polyline>
        <draw:line draw:style-name="gr8" draw:text-style-name="P3" draw:layer="layout" svg:x1="34.269cm" svg:y1="6.178cm" svg:x2="34.354cm" svg:y2="6.205cm">
          <text:p/>
        </draw:line>
        <draw:frame draw:style-name="gr10" draw:text-style-name="P7" draw:layer="layout" svg:width="0.705cm" svg:height="0.788cm" svg:x="32.952cm" svg:y="6.272cm">
          <draw:text-box>
            <text:p text:style-name="P6"><text:span text:style-name="T1">B</text:span></text:p>
          </draw:text-box>
        </draw:frame>
        <draw:line draw:style-name="gr8" draw:text-style-name="P3" draw:layer="layout" svg:x1="34.869cm" svg:y1="5.593cm" svg:x2="34.953cm" svg:y2="5.618cm">
          <text:p/>
        </draw:line>
        <draw:frame draw:style-name="gr10" draw:text-style-name="P7" draw:layer="layout" svg:width="0.705cm" svg:height="0.788cm" svg:x="34.349cm" svg:y="6.103cm">
          <draw:text-box>
            <text:p text:style-name="P6"><text:span text:style-name="T1">I</text:span></text:p>
          </draw:text-box>
        </draw:frame>
        <draw:line draw:style-name="gr8" draw:text-style-name="P3" draw:layer="layout" svg:x1="35.44cm" svg:y1="5.036cm" svg:x2="35.523cm" svg:y2="5.061cm">
          <text:p/>
        </draw:line>
        <draw:frame draw:style-name="gr10" draw:text-style-name="P7" draw:layer="layout" svg:width="0.705cm" svg:height="0.788cm" svg:x="34.859cm" svg:y="5.515cm">
          <draw:text-box>
            <text:p text:style-name="P6"><text:span text:style-name="T1">O</text:span></text:p>
          </draw:text-box>
        </draw:frame>
        <draw:line draw:style-name="gr8" draw:text-style-name="P3" draw:layer="layout" svg:x1="35.776cm" svg:y1="4.744cm" svg:x2="35.913cm" svg:y2="1.523cm">
          <text:p/>
        </draw:line>
        <draw:frame draw:style-name="gr10" draw:text-style-name="P7" draw:layer="layout" svg:width="0.705cm" svg:height="0.788cm" svg:x="35.445cm" svg:y="4.955cm">
          <draw:text-box>
            <text:p text:style-name="P6"><text:span text:style-name="T1">B</text:span></text:p>
          </draw:text-box>
        </draw:frame>
        <draw:polyline draw:style-name="gr9" draw:text-style-name="P3" draw:layer="layout" svg:width="5.243cm" svg:height="1.632cm" svg:x="30.536cm" svg:y="3.769cm" svg:viewBox="0 0 5244 1633" draw:points="5244,913 2001,0 0,1633">
          <text:p/>
        </draw:polyline>
        <draw:polyline draw:style-name="gr9" draw:text-style-name="P3" draw:layer="layout" svg:width="5.295cm" svg:height="1.604cm" svg:x="30.509cm" svg:y="3.191cm" svg:viewBox="0 0 5296 1605" draw:points="5296,897 2022,0 0,1605">
          <text:p/>
        </draw:polyline>
        <draw:polyline draw:style-name="gr9" draw:text-style-name="P3" draw:layer="layout" svg:width="5.347cm" svg:height="1.574cm" svg:x="30.482cm" svg:y="2.602cm" svg:viewBox="0 0 5348 1575" draw:points="5348,879 2043,0 0,1575">
          <text:p/>
        </draw:polyline>
        <draw:polyline draw:style-name="gr9" draw:text-style-name="P3" draw:layer="layout" svg:width="5.401cm" svg:height="1.541cm" svg:x="30.454cm" svg:y="2.003cm" svg:viewBox="0 0 5402 1542" draw:points="5402,862 2064,0 0,1542">
          <text:p/>
        </draw:polyline>
        <draw:polyline draw:style-name="gr9" draw:text-style-name="P3" draw:layer="layout" svg:width="5.456cm" svg:height="1.509cm" svg:x="30.426cm" svg:y="1.391cm" svg:viewBox="0 0 5457 1510" draw:points="5457,843 2086,0 0,1510">
          <text:p/>
        </draw:polyline>
        <draw:polyline draw:style-name="gr9" draw:text-style-name="P3" draw:layer="layout" svg:width="5.512cm" svg:height="1.474cm" svg:x="30.397cm" svg:y="0.768cm" svg:viewBox="0 0 5513 1475" draw:points="5513,823 2108,0 0,1475">
          <text:p/>
        </draw:polyline>
        <draw:line draw:style-name="gr8" draw:text-style-name="P3" draw:layer="layout" svg:x1="35.752cm" svg:y1="4.674cm" svg:x2="35.834cm" svg:y2="4.699cm">
          <text:p/>
        </draw:line>
        <draw:frame draw:style-name="gr10" draw:text-style-name="P7" draw:layer="layout" svg:width="3.228cm" svg:height="0.788cm" draw:transform="rotate (1.56364047686172) translate (36.187cm 4.206cm)">
          <draw:text-box>
            <text:p text:style-name="P6"><text:span text:style-name="T2">probability</text:span></text:p>
          </draw:text-box>
        </draw:frame>
        <draw:line draw:style-name="gr8" draw:text-style-name="P3" draw:layer="layout" svg:x1="35.776cm" svg:y1="4.08cm" svg:x2="35.86cm" svg:y2="4.103cm">
          <text:p/>
        </draw:line>
        <draw:line draw:style-name="gr8" draw:text-style-name="P3" draw:layer="layout" svg:x1="35.802cm" svg:y1="3.474cm" svg:x2="35.886cm" svg:y2="3.497cm">
          <text:p/>
        </draw:line>
        <draw:line draw:style-name="gr8" draw:text-style-name="P3" draw:layer="layout" svg:x1="35.828cm" svg:y1="2.856cm" svg:x2="35.912cm" svg:y2="2.879cm">
          <text:p/>
        </draw:line>
        <draw:line draw:style-name="gr8" draw:text-style-name="P3" draw:layer="layout" svg:x1="35.854cm" svg:y1="2.226cm" svg:x2="35.939cm" svg:y2="2.249cm">
          <text:p/>
        </draw:line>
        <draw:line draw:style-name="gr8" draw:text-style-name="P3" draw:layer="layout" svg:x1="35.881cm" svg:y1="1.584cm" svg:x2="35.967cm" svg:y2="1.605cm">
          <text:p/>
        </draw:line>
        <draw:polygon draw:style-name="gr11" draw:text-style-name="P8" draw:layer="layout" svg:width="0.808cm" svg:height="0.235cm" svg:x="32.443cm" svg:y="3.909cm" svg:viewBox="0 0 809 236" draw:points="0,5 809,236 809,230 0,0">
          <text:p/>
        </draw:polygon>
        <draw:polygon draw:style-name="gr12" draw:text-style-name="P9" draw:layer="layout" svg:width="0.49cm" svg:height="0.406cm" svg:x="31.953cm" svg:y="3.909cm" svg:viewBox="0 0 491 407" draw:points="0,407 491,5 491,0 0,402">
          <text:p/>
        </draw:polygon>
        <draw:polygon draw:style-name="gr13" draw:text-style-name="P10" draw:layer="layout" svg:width="1.298cm" svg:height="0.639cm" svg:x="31.953cm" svg:y="3.914cm" svg:viewBox="0 0 1299 640" draw:points="0,402 819,640 1299,230 490,0">
          <text:p/>
        </draw:polygon>
        <draw:polygon draw:style-name="gr13" draw:text-style-name="P10" draw:layer="layout" svg:width="1.298cm" svg:height="0.639cm" svg:x="31.953cm" svg:y="3.909cm" svg:viewBox="0 0 1299 640" draw:points="0,402 819,640 1299,229 490,0">
          <text:p/>
        </draw:polygon>
        <draw:polygon draw:style-name="gr12" draw:text-style-name="P9" draw:layer="layout" svg:width="0.479cm" svg:height="0.415cm" svg:x="32.772cm" svg:y="4.138cm" svg:viewBox="0 0 480 416" draw:points="0,416 480,6 480,0 0,411">
          <text:p/>
        </draw:polygon>
        <draw:polygon draw:style-name="gr11" draw:text-style-name="P8" draw:layer="layout" svg:width="0.819cm" svg:height="0.243cm" svg:x="31.953cm" svg:y="4.31cm" svg:viewBox="0 0 820 244" draw:points="0,5 820,244 820,239 0,0">
          <text:p/>
        </draw:polygon>
        <draw:polygon draw:style-name="gr20" draw:text-style-name="P8" draw:layer="layout" svg:width="0.821cm" svg:height="0.246cm" svg:x="31.828cm" svg:y="4.412cm" svg:viewBox="0 0 822 247" draw:points="0,6 822,247 822,242 0,0">
          <text:p/>
        </draw:polygon>
        <draw:polygon draw:style-name="gr21" draw:text-style-name="P3" draw:layer="layout" svg:width="0.821cm" svg:height="0.246cm" svg:x="31.828cm" svg:y="4.412cm" svg:viewBox="0 0 822 247" draw:points="0,6 822,247 822,242 0,0">
          <text:p/>
        </draw:polygon>
        <draw:polygon draw:style-name="gr12" draw:text-style-name="P9" draw:layer="layout" svg:width="0.514cm" svg:height="0.426cm" svg:x="31.314cm" svg:y="4.412cm" svg:viewBox="0 0 515 427" draw:points="0,427 515,6 515,0 0,421">
          <text:p/>
        </draw:polygon>
        <draw:polygon draw:style-name="gr13" draw:text-style-name="P10" draw:layer="layout" svg:width="1.335cm" svg:height="0.67cm" svg:x="31.314cm" svg:y="4.418cm" svg:viewBox="0 0 1336 671" draw:points="0,420 833,671 1336,240 515,0">
          <text:p/>
        </draw:polygon>
        <draw:polygon draw:style-name="gr13" draw:text-style-name="P10" draw:layer="layout" svg:width="1.335cm" svg:height="0.67cm" svg:x="31.314cm" svg:y="4.412cm" svg:viewBox="0 0 1336 671" draw:points="0,420 833,671 1336,241 515,0">
          <text:p/>
        </draw:polygon>
        <draw:polygon draw:style-name="gr12" draw:text-style-name="P9" draw:layer="layout" svg:width="0.503cm" svg:height="0.435cm" svg:x="32.146cm" svg:y="4.653cm" svg:viewBox="0 0 504 436" draw:points="0,436 504,5 504,0 0,430">
          <text:p/>
        </draw:polygon>
        <draw:polygon draw:style-name="gr11" draw:text-style-name="P8" draw:layer="layout" svg:width="0.832cm" svg:height="0.256cm" svg:x="31.314cm" svg:y="4.832cm" svg:viewBox="0 0 833 257" draw:points="0,6 833,257 833,251 0,0">
          <text:p/>
        </draw:polygon>
        <draw:polygon draw:style-name="gr13" draw:text-style-name="P10" draw:layer="layout" svg:width="1.373cm" svg:height="0.704cm" svg:x="30.644cm" svg:y="4.945cm" svg:viewBox="0 0 1374 705" draw:points="0,442 846,705 1374,253 540,0">
          <text:p/>
        </draw:polygon>
        <draw:polygon draw:style-name="gr11" draw:text-style-name="P8" draw:layer="layout" svg:width="0.937cm" svg:height="3.356cm" svg:x="31.08cm" svg:y="1.842cm" svg:viewBox="0 0 938 3357" draw:points="103,3103 938,3357 877,228 0,0">
          <text:p/>
        </draw:polygon>
        <draw:polygon draw:style-name="gr12" draw:text-style-name="P9" draw:layer="layout" svg:width="0.672cm" svg:height="3.544cm" svg:x="30.511cm" svg:y="1.842cm" svg:viewBox="0 0 673 3545" draw:points="134,3545 673,3103 570,0 0,399">
          <text:p/>
        </draw:polygon>
        <draw:polygon draw:style-name="gr12" draw:text-style-name="P9" draw:layer="layout" svg:width="0.618cm" svg:height="3.579cm" svg:x="31.399cm" svg:y="2.07cm" svg:viewBox="0 0 619 3580" draw:points="90,3580 619,3128 558,0 0,409">
          <text:p/>
        </draw:polygon>
        <draw:polygon draw:style-name="gr11" draw:text-style-name="P8" draw:layer="layout" svg:width="0.978cm" svg:height="3.408cm" svg:x="30.511cm" svg:y="2.241cm" svg:viewBox="0 0 979 3409" draw:points="133,3146 979,3409 889,238 0,0">
          <text:p/>
        </draw:polygon>
        <draw:polygon draw:style-name="gr13" draw:text-style-name="P10" draw:layer="layout" svg:width="1.445cm" svg:height="0.637cm" svg:x="30.511cm" svg:y="1.842cm" svg:viewBox="0 0 1446 638" draw:points="0,400 889,638 1446,228 570,0">
          <text:p/>
        </draw:polygon>
        <draw:polygon draw:style-name="gr14" draw:text-style-name="P11" draw:layer="layout" svg:width="0.831cm" svg:height="0.244cm" svg:x="33.456cm" svg:y="4.194cm" svg:viewBox="0 0 832 245" draw:points="0,8 832,245 832,237 0,0">
          <text:p/>
        </draw:polygon>
        <draw:polygon draw:style-name="gr15" draw:text-style-name="P12" draw:layer="layout" svg:width="0.477cm" svg:height="0.42cm" svg:x="32.979cm" svg:y="4.194cm" svg:viewBox="0 0 478 421" draw:points="0,421 478,8 478,0 0,412">
          <text:p/>
        </draw:polygon>
        <draw:polygon draw:style-name="gr16" draw:text-style-name="P13" draw:layer="layout" svg:width="1.308cm" svg:height="0.657cm" svg:x="32.979cm" svg:y="4.202cm" svg:viewBox="0 0 1309 658" draw:points="0,413 843,658 1309,237 478,0">
          <text:p/>
        </draw:polygon>
        <draw:polygon draw:style-name="gr16" draw:text-style-name="P13" draw:layer="layout" svg:width="1.308cm" svg:height="0.656cm" svg:x="32.979cm" svg:y="4.194cm" svg:viewBox="0 0 1309 657" draw:points="0,412 843,657 1309,237 478,0">
          <text:p/>
        </draw:polygon>
        <draw:polygon draw:style-name="gr22" draw:text-style-name="P12" draw:layer="layout" svg:width="0.466cm" svg:height="0.429cm" svg:x="33.821cm" svg:y="4.43cm" svg:viewBox="0 0 467 430" draw:points="0,430 467,8 467,0 0,421">
          <text:p/>
        </draw:polygon>
        <draw:polygon draw:style-name="gr21" draw:text-style-name="P3" draw:layer="layout" svg:width="0.466cm" svg:height="0.429cm" svg:x="33.821cm" svg:y="4.43cm" svg:viewBox="0 0 467 430" draw:points="0,430 467,8 467,0 0,421">
          <text:p/>
        </draw:polygon>
        <draw:polygon draw:style-name="gr14" draw:text-style-name="P11" draw:layer="layout" svg:width="0.842cm" svg:height="0.254cm" svg:x="32.979cm" svg:y="4.605cm" svg:viewBox="0 0 843 255" draw:points="0,9 843,255 843,246 0,0">
          <text:p/>
        </draw:polygon>
        <draw:polygon draw:style-name="gr16" draw:text-style-name="P13" draw:layer="layout" svg:width="1.344cm" svg:height="0.69cm" svg:x="32.357cm" svg:y="4.719cm" svg:viewBox="0 0 1345 691" draw:points="0,432 856,691 1345,248 500,0">
          <text:p/>
        </draw:polygon>
        <draw:polygon draw:style-name="gr14" draw:text-style-name="P11" draw:layer="layout" svg:width="0.858cm" svg:height="0.269cm" svg:x="32.228cm" svg:y="5.253cm" svg:viewBox="0 0 859 270" draw:points="0,9 859,270 859,261 0,0">
          <text:p/>
        </draw:polygon>
        <draw:polygon draw:style-name="gr14" draw:text-style-name="P11" draw:layer="layout" svg:width="0.887cm" svg:height="3.323cm" svg:x="32.84cm" svg:y="1.644cm" svg:viewBox="0 0 888 3324" draw:points="17,3076 862,3324 888,224 0,0">
          <text:p/>
        </draw:polygon>
        <draw:polygon draw:style-name="gr15" draw:text-style-name="P12" draw:layer="layout" svg:width="0.525cm" svg:height="0.463cm" svg:x="31.703cm" svg:y="5.253cm" svg:viewBox="0 0 526 464" draw:points="0,464 526,9 526,0 0,455">
          <text:p/>
        </draw:polygon>
        <draw:polygon draw:style-name="gr15" draw:text-style-name="P12" draw:layer="layout" svg:width="0.544cm" svg:height="3.507cm" svg:x="32.313cm" svg:y="1.644cm" svg:viewBox="0 0 545 3508" draw:points="44,3508 545,3076 527,0 0,391">
          <text:p/>
        </draw:polygon>
        <draw:polygon draw:style-name="gr16" draw:text-style-name="P13" draw:layer="layout" svg:width="1.383cm" svg:height="0.724cm" svg:x="31.703cm" svg:y="5.262cm" svg:viewBox="0 0 1384 725" draw:points="0,455 870,725 1384,261 525,0">
          <text:p/>
        </draw:polygon>
        <draw:polygon draw:style-name="gr23" draw:text-style-name="P13" draw:layer="layout" svg:width="1.383cm" svg:height="0.724cm" svg:x="31.703cm" svg:y="5.253cm" svg:viewBox="0 0 1384 725" draw:points="0,455 870,725 1384,261 525,0">
          <text:p/>
        </draw:polygon>
        <draw:polygon draw:style-name="gr21" draw:text-style-name="P3" draw:layer="layout" svg:width="1.383cm" svg:height="0.724cm" svg:x="31.703cm" svg:y="5.253cm" svg:viewBox="0 0 1384 725" draw:points="0,455 870,725 1384,261 525,0">
          <text:p/>
        </draw:polygon>
        <draw:polygon draw:style-name="gr15" draw:text-style-name="P12" draw:layer="layout" svg:width="0.514cm" svg:height="0.473cm" svg:x="32.572cm" svg:y="5.513cm" svg:viewBox="0 0 515 474" draw:points="0,474 515,9 515,0 0,465">
          <text:p/>
        </draw:polygon>
        <draw:polygon draw:style-name="gr15" draw:text-style-name="P12" draw:layer="layout" svg:width="0.515cm" svg:height="3.542cm" svg:x="33.212cm" svg:y="1.867cm" svg:viewBox="0 0 516 3543" draw:points="0,3543 490,3100 516,0 1,400">
          <text:p/>
        </draw:polygon>
        <draw:polygon draw:style-name="gr14" draw:text-style-name="P11" draw:layer="layout" svg:width="0.869cm" svg:height="0.279cm" svg:x="31.703cm" svg:y="5.707cm" svg:viewBox="0 0 870 280" draw:points="0,9 870,280 870,271 0,0">
          <text:p/>
        </draw:polygon>
        <draw:polygon draw:style-name="gr14" draw:text-style-name="P11" draw:layer="layout" svg:width="0.9cm" svg:height="3.375cm" svg:x="32.313cm" svg:y="2.034cm" svg:viewBox="0 0 901 3376" draw:points="44,3118 900,3376 901,233 0,0">
          <text:p/>
        </draw:polygon>
        <draw:polygon draw:style-name="gr16" draw:text-style-name="P13" draw:layer="layout" svg:width="1.414cm" svg:height="0.623cm" svg:x="32.313cm" svg:y="1.644cm" svg:viewBox="0 0 1415 624" draw:points="0,390 901,624 1415,223 527,0">
          <text:p/>
        </draw:polygon>
        <draw:polygon draw:style-name="gr17" draw:text-style-name="P14" draw:layer="layout" svg:width="0.861cm" svg:height="0.427cm" svg:x="34.497cm" svg:y="4.313cm" svg:viewBox="0 0 862 428" draw:points="0,186 855,428 862,242 4,0">
          <text:p/>
        </draw:polygon>
        <draw:polygon draw:style-name="gr18" draw:text-style-name="P15" draw:layer="layout" svg:width="0.467cm" svg:height="0.608cm" svg:x="34.034cm" svg:y="4.313cm" svg:viewBox="0 0 468 609" draw:points="0,609 464,185 468,0 3,422">
          <text:p/>
        </draw:polygon>
        <draw:polygon draw:style-name="gr19" draw:text-style-name="P16" draw:layer="layout" svg:width="1.317cm" svg:height="0.675cm" svg:x="34.034cm" svg:y="4.498cm" svg:viewBox="0 0 1318 676" draw:points="0,423 865,676 1318,242 463,0">
          <text:p/>
        </draw:polygon>
        <draw:polygon draw:style-name="gr19" draw:text-style-name="P16" draw:layer="layout" svg:width="1.321cm" svg:height="0.672cm" svg:x="34.037cm" svg:y="4.313cm" svg:viewBox="0 0 1322 673" draw:points="0,422 868,673 1322,242 464,0">
          <text:p/>
        </draw:polygon>
        <draw:polygon draw:style-name="gr18" draw:text-style-name="P15" draw:layer="layout" svg:width="0.459cm" svg:height="0.619cm" svg:x="34.899cm" svg:y="4.554cm" svg:viewBox="0 0 460 620" draw:points="0,620 453,187 460,0 6,432">
          <text:p/>
        </draw:polygon>
        <draw:polygon draw:style-name="gr17" draw:text-style-name="P14" draw:layer="layout" svg:width="0.871cm" svg:height="0.439cm" svg:x="34.034cm" svg:y="4.734cm" svg:viewBox="0 0 872 440" draw:points="0,187 866,440 872,251 3,0">
          <text:p/>
        </draw:polygon>
        <draw:polygon draw:style-name="gr19" draw:text-style-name="P16" draw:layer="layout" svg:width="1.355cm" svg:height="0.709cm" svg:x="33.429cm" svg:y="5.029cm" svg:viewBox="0 0 1356 710" draw:points="0,446 880,710 1356,255 486,0">
          <text:p/>
        </draw:polygon>
        <draw:polygon draw:style-name="gr17" draw:text-style-name="P14" draw:layer="layout" svg:width="0.906cm" svg:height="1.68cm" svg:x="33.915cm" svg:y="3.604cm" svg:viewBox="0 0 907 1681" draw:points="0,1426 870,1681 907,244 17,0">
          <text:p/>
        </draw:polygon>
        <draw:polygon draw:style-name="gr18" draw:text-style-name="P15" draw:layer="layout" svg:width="0.503cm" svg:height="1.87cm" svg:x="33.429cm" svg:y="3.604cm" svg:viewBox="0 0 504 1871" draw:points="0,1871 487,1426 504,0 5,426">
          <text:p/>
        </draw:polygon>
        <draw:polygon draw:style-name="gr18" draw:text-style-name="P15" draw:layer="layout" svg:width="0.512cm" svg:height="1.89cm" svg:x="34.309cm" svg:y="3.848cm" svg:viewBox="0 0 513 1891" draw:points="0,1891 476,1437 513,0 27,436">
          <text:p/>
        </draw:polygon>
        <draw:polygon draw:style-name="gr17" draw:text-style-name="P14" draw:layer="layout" svg:width="0.907cm" svg:height="1.708cm" svg:x="33.429cm" svg:y="4.03cm" svg:viewBox="0 0 908 1709" draw:points="0,1445 881,1709 908,255 5,0">
          <text:p/>
        </draw:polygon>
        <draw:polygon draw:style-name="gr19" draw:text-style-name="P16" draw:layer="layout" svg:width="1.387cm" svg:height="0.68cm" svg:x="33.434cm" svg:y="3.604cm" svg:viewBox="0 0 1388 681" draw:points="0,427 903,681 1388,245 498,0">
          <text:p/>
        </draw:polygon>
        <draw:polygon draw:style-name="gr19" draw:text-style-name="P16" draw:layer="layout" svg:width="1.394cm" svg:height="0.745cm" svg:x="32.793cm" svg:y="5.588cm" svg:viewBox="0 0 1395 746" draw:points="0,467 895,746 1395,267 511,0">
          <text:p/>
        </draw:polygon>
        <draw:polygon draw:style-name="gr17" draw:text-style-name="P14" draw:layer="layout" svg:width="0.907cm" svg:height="1.716cm" svg:x="33.304cm" svg:y="4.139cm" svg:viewBox="0 0 908 1717" draw:points="0,1450 884,1717 908,258 3,0">
          <text:p/>
        </draw:polygon>
        <draw:polygon draw:style-name="gr18" draw:text-style-name="P15" draw:layer="layout" svg:width="0.524cm" svg:height="1.916cm" svg:x="32.783cm" svg:y="4.139cm" svg:viewBox="0 0 525 1917" draw:points="10,1917 522,1450 525,0 0,449">
          <text:p/>
        </draw:polygon>
        <draw:polygon draw:style-name="gr18" draw:text-style-name="P15" draw:layer="layout" svg:width="0.523cm" svg:height="1.937cm" svg:x="33.688cm" svg:y="4.396cm" svg:viewBox="0 0 524 1938" draw:points="0,1938 500,1460 524,0 12,460">
          <text:p/>
        </draw:polygon>
        <draw:polygon draw:style-name="gr17" draw:text-style-name="P14" draw:layer="layout" svg:width="0.917cm" svg:height="1.745cm" svg:x="32.783cm" svg:y="4.588cm" svg:viewBox="0 0 918 1746" draw:points="10,1467 906,1746 918,267 0,0">
          <text:p/>
        </draw:polygon>
        <draw:polygon draw:style-name="gr19" draw:text-style-name="P16" draw:layer="layout" svg:width="1.428cm" svg:height="0.716cm" svg:x="32.783cm" svg:y="4.139cm" svg:viewBox="0 0 1429 717" draw:points="0,449 918,717 1429,257 524,0">
          <text:p/>
        </draw:polygon>
        <draw:frame draw:style-name="gr10" draw:text-style-name="P7" draw:layer="layout" svg:width="2.91cm" svg:height="0.788cm" draw:transform="rotate (-0.296705972839036) translate (29.502cm 5.757cm)">
          <draw:text-box>
            <text:p text:style-name="P6"><text:span text:style-name="T2">true label</text:span></text:p>
          </draw:text-box>
        </draw:frame>
        <draw:frame draw:style-name="gr10" draw:text-style-name="P7" draw:layer="layout" svg:width="2.991cm" svg:height="0.788cm" draw:transform="rotate (0.767944870877505) translate (34.412cm 6.674cm)">
          <draw:text-box>
            <text:p text:style-name="P6"><text:span text:style-name="T2">annotator</text:span></text:p>
          </draw:text-box>
        </draw:frame>
        <draw:frame draw:style-name="gr10" draw:text-style-name="P7" draw:layer="layout" svg:width="2.08cm" svg:height="0.788cm" draw:transform="rotate (0.767944870877505) translate (35.263cm 6.945cm)">
          <draw:text-box>
            <text:p text:style-name="P6"><text:span text:style-name="T2"><text:s text:c="3"/></text:span><text:span text:style-name="T2">lab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8.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7:52:49.069616727</dc:date>
    <dc:creator>Edwin Simpson</dc:creator>
    <meta:editing-duration>PT4M6S</meta:editing-duration>
    <meta:editing-cycles>2</meta:editing-cycles>
    <meta:generator>LibreOffice/6.1.2.1$Linux_X86_64 LibreOffice_project/65905a128db06ba48db947242809d14d3f9a93fe</meta:generator>
    <meta:document-statistic meta:object-count="486"/>
  </office:meta>
</office:document-meta>
</file>